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c48e4" officeooo:paragraph-rsid="001c48e4"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48e4"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a6a43" style:font-style-asian="italic" style:font-style-complex="italic"/>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in" fo:margin-right="0in" fo:text-align="center" style:justify-single-word="false" fo:text-indent="0in" style:auto-text-indent="false"/>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in"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fo:margin-top="0in" fo:margin-bottom="0.0835in" loext:contextual-spacing="false" fo:text-align="justify" style:justify-single-word="false"/>
      <style:text-properties fo:language="en" fo:country="US"/>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officeooo:paragraph-rsid="0023ed9d"/>
    </style:style>
    <style:style style:name="P155" style:family="paragraph" style:parent-style-name="Text_20_body">
      <style:paragraph-properties fo:margin-left="0in" fo:margin-right="0in" fo:text-align="justify" style:justify-single-word="false" fo:text-indent="0.1965in" style:auto-text-indent="false"/>
      <style:text-properties officeooo:paragraph-rsid="0026fb2c"/>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b5777" style:font-style-asian="normal" style:font-style-complex="normal"/>
    </style:style>
    <style:style style:name="P158" style:family="paragraph" style:parent-style-name="Heading_20_1">
      <style:paragraph-properties fo:margin-left="0in" fo:margin-right="0in" fo:text-align="center" style:justify-single-word="false" fo:text-indent="0.1965in" style:auto-text-indent="false"/>
    </style:style>
    <style:style style:name="P159" style:family="paragraph" style:parent-style-name="Heading_20_2">
      <style:text-properties fo:language="en" fo:country="US"/>
    </style:style>
    <style:style style:name="P160" style:family="paragraph" style:parent-style-name="Heading_20_2">
      <style:paragraph-properties fo:text-align="justify" style:justify-single-word="false"/>
    </style:style>
    <style:style style:name="P161"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officeooo:rsid="0026fb2c" style:font-style-asian="italic" style:font-style-complex="italic"/>
    </style:style>
    <style:style style:name="T5" style:family="text">
      <style:text-properties fo:language="ru" fo:country="RU" fo:font-style="italic" officeooo:rsid="0023ed9d" style:font-style-asian="italic" style:font-style-complex="italic"/>
    </style:style>
    <style:style style:name="T6" style:family="text">
      <style:text-properties fo:language="ru" fo:country="RU" fo:font-style="normal" style:font-style-asian="normal" style:font-style-complex="normal"/>
    </style:style>
    <style:style style:name="T7" style:family="text">
      <style:text-properties fo:language="ru" fo:country="RU" fo:font-style="normal" officeooo:rsid="0026fb2c" style:font-style-asian="normal" style:font-style-complex="normal"/>
    </style:style>
    <style:style style:name="T8" style:family="text">
      <style:text-properties fo:language="ru" fo:country="RU" fo:font-style="normal" officeooo:rsid="0023ed9d" style:font-style-asian="normal" style:font-style-complex="normal"/>
    </style:style>
    <style:style style:name="T9" style:family="text">
      <style:text-properties fo:language="ru" fo:country="RU" fo:font-style="normal" officeooo:rsid="0028882a" style:font-style-asian="normal" style:font-style-complex="normal"/>
    </style:style>
    <style:style style:name="T10" style:family="text">
      <style:text-properties fo:language="ru" fo:country="RU" fo:font-style="normal" fo:font-weight="normal" style:font-style-asian="normal" style:font-weight-asian="normal" style:font-style-complex="normal" style:font-weight-complex="normal"/>
    </style:style>
    <style:style style:name="T11" style:family="text">
      <style:text-properties fo:language="ru" fo:country="RU" fo:font-style="normal" fo:font-weight="bold" style:font-style-asian="normal" style:font-weight-asian="bold" style:font-style-complex="normal" style:font-weight-complex="bold"/>
    </style:style>
    <style:style style:name="T12" style:family="text">
      <style:text-properties fo:language="ru" fo:country="RU" fo:font-style="normal" fo:background-color="transparent" loext:char-shading-value="0" style:font-style-asian="normal" style:font-style-complex="normal"/>
    </style:style>
    <style:style style:name="T13" style:family="text">
      <style:text-properties fo:language="ru" fo:country="RU" fo:font-weight="normal" style:font-weight-asian="normal" style:font-weight-complex="normal"/>
    </style:style>
    <style:style style:name="T14" style:family="text">
      <style:text-properties fo:language="ru" fo:country="RU" fo:font-weight="bold" style:font-weight-asian="bold" style:font-weight-complex="bold"/>
    </style:style>
    <style:style style:name="T15" style:family="text">
      <style:text-properties fo:language="ru" fo:country="RU" style:text-underline-style="none"/>
    </style:style>
    <style:style style:name="T16" style:family="text">
      <style:text-properties fo:language="ru" fo:country="RU" officeooo:rsid="0023ed9d"/>
    </style:style>
    <style:style style:name="T17" style:family="text">
      <style:text-properties fo:language="ru" fo:country="RU" officeooo:rsid="0026fb2c"/>
    </style:style>
    <style:style style:name="T18" style:family="text">
      <style:text-properties fo:language="ru" fo:country="RU" officeooo:rsid="00298fc9"/>
    </style:style>
    <style:style style:name="T19" style:family="text">
      <style:text-properties fo:language="ru" fo:country="RU" officeooo:rsid="0029d41d"/>
    </style:style>
    <style:style style:name="T20" style:family="text">
      <style:text-properties fo:language="ru" fo:country="RU" officeooo:rsid="002a9272"/>
    </style:style>
    <style:style style:name="T21" style:family="text">
      <style:text-properties fo:language="ru" fo:country="RU" officeooo:rsid="002b5777"/>
    </style:style>
    <style:style style:name="T22" style:family="text">
      <style:text-properties fo:language="en" fo:country="US"/>
    </style:style>
    <style:style style:name="T23" style:family="text">
      <style:text-properties fo:language="en" fo:country="US" fo:font-style="normal" style:font-style-asian="normal" style:font-style-complex="normal"/>
    </style:style>
    <style:style style:name="T24" style:family="text">
      <style:text-properties fo:language="en" fo:country="US" fo:font-style="italic" style:font-style-asian="italic" style:font-style-complex="italic"/>
    </style:style>
    <style:style style:name="T25" style:family="text">
      <style:text-properties fo:language="en" fo:country="US" fo:font-style="italic" fo:font-weight="bold" style:font-style-asian="italic" style:font-weight-asian="bold" style:font-style-complex="italic" style:font-weight-complex="bold"/>
    </style:style>
    <style:style style:name="T26" style:family="text">
      <style:text-properties fo:language="en" fo:country="US" fo:font-weight="bold" style:font-weight-asian="bold" style:font-weight-complex="bold"/>
    </style:style>
    <style:style style:name="T27" style:family="text">
      <style:text-properties fo:language="en" fo:country="US" fo:font-weight="normal" style:font-weight-asian="normal" style:font-weight-complex="normal"/>
    </style:style>
    <style:style style:name="T28" style:family="text">
      <style:text-properties fo:language="en" fo:country="US" fo:font-weight="normal" fo:background-color="transparent" loext:char-shading-value="0" style:font-weight-asian="normal" style:font-weight-complex="normal"/>
    </style:style>
    <style:style style:name="T29" style:family="text">
      <style:text-properties fo:language="en" fo:country="US" fo:background-color="transparent" loext:char-shading-value="0"/>
    </style:style>
    <style:style style:name="T30" style:family="text">
      <style:text-properties fo:language="en" fo:country="US" officeooo:rsid="001c48e4"/>
    </style:style>
    <style:style style:name="T31" style:family="text">
      <style:text-properties fo:language="en" fo:country="US" officeooo:rsid="0029d41d"/>
    </style:style>
    <style:style style:name="T32" style:family="text">
      <style:text-properties fo:color="#ff3333"/>
    </style:style>
    <style:style style:name="T33" style:family="text">
      <style:text-properties fo:color="#ff3333" fo:background-color="transparent" loext:char-shading-value="0"/>
    </style:style>
    <style:style style:name="T34" style:family="text">
      <style:text-properties fo:color="#ff3333" officeooo:rsid="002033f0"/>
    </style:style>
    <style:style style:name="T35" style:family="text">
      <style:text-properties fo:color="#ff3333" fo:font-style="normal" style:font-style-asian="normal" style:font-style-complex="normal"/>
    </style:style>
    <style:style style:name="T36" style:family="text">
      <style:text-properties fo:color="#ff3333" fo:language="en" fo:country="US" fo:font-style="normal" style:font-style-asian="normal" style:font-style-complex="normal"/>
    </style:style>
    <style:style style:name="T37" style:family="text">
      <style:text-properties fo:color="#ff3333" fo:language="ru" fo:country="RU" fo:font-style="normal" style:font-style-asian="normal" style:font-style-complex="normal"/>
    </style:style>
    <style:style style:name="T38" style:family="text">
      <style:text-properties fo:font-style="italic"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color="#800000"/>
    </style:style>
    <style:style style:name="T41" style:family="text">
      <style:text-properties fo:color="#800000" fo:language="ru" fo:country="RU"/>
    </style:style>
    <style:style style:name="T42" style:family="text">
      <style:text-properties fo:font-weight="bold" style:font-weight-asian="bold" style:font-weight-complex="bold"/>
    </style:style>
    <style:style style:name="T43" style:family="text">
      <style:text-properties fo:font-weight="bold" fo:background-color="transparent" loext:char-shading-value="0" style:font-weight-asian="bold" style:font-weight-complex="bold"/>
    </style:style>
    <style:style style:name="T44" style:family="text">
      <style:text-properties style:use-window-font-color="true"/>
    </style:style>
    <style:style style:name="T45" style:family="text">
      <style:text-properties style:use-window-font-color="true" fo:language="ru" fo:country="RU"/>
    </style:style>
    <style:style style:name="T46" style:family="text">
      <style:text-properties style:use-window-font-color="true" fo:language="ru" fo:country="RU" fo:font-style="normal" style:font-style-asian="normal" style:font-style-complex="normal"/>
    </style:style>
    <style:style style:name="T47" style:family="text">
      <style:text-properties style:use-window-font-color="true" fo:language="ru" fo:country="RU" fo:font-style="normal" fo:font-weight="normal" style:font-style-asian="normal" style:font-weight-asian="normal" style:font-style-complex="normal" style:font-weight-complex="normal"/>
    </style:style>
    <style:style style:name="T4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9" style:family="text">
      <style:text-properties style:use-window-font-color="true" fo:language="ru" fo:country="RU" fo:font-style="normal" fo:background-color="transparent" loext:char-shading-value="0" style:font-style-asian="normal" style:font-style-complex="normal"/>
    </style:style>
    <style:style style:name="T50" style:family="text">
      <style:text-properties style:use-window-font-color="true" fo:language="ru" fo:country="RU" fo:font-style="italic" style:font-style-asian="italic" style:font-style-complex="italic"/>
    </style:style>
    <style:style style:name="T51" style:family="text">
      <style:text-properties style:use-window-font-color="true" fo:language="ru" fo:country="RU" fo:font-style="italic" fo:font-weight="normal" style:font-style-asian="italic" style:font-weight-asian="normal" style:font-style-complex="italic" style:font-weight-complex="normal"/>
    </style:style>
    <style:style style:name="T52" style:family="text">
      <style:text-properties style:use-window-font-color="true" fo:language="ru" fo:country="RU" fo:font-weight="normal" style:font-weight-asian="normal" style:font-weight-complex="normal"/>
    </style:style>
    <style:style style:name="T53" style:family="text">
      <style:text-properties style:use-window-font-color="true" fo:language="ru" fo:country="RU" fo:background-color="transparent" loext:char-shading-value="0"/>
    </style:style>
    <style:style style:name="T54" style:family="text">
      <style:text-properties style:use-window-font-color="true" fo:language="en" fo:country="US"/>
    </style:style>
    <style:style style:name="T55" style:family="text">
      <style:text-properties style:use-window-font-color="true" fo:language="en" fo:country="US" fo:font-style="normal" style:font-style-asian="normal" style:font-style-complex="normal"/>
    </style:style>
    <style:style style:name="T56" style:family="text">
      <style:text-properties style:use-window-font-color="true" fo:language="en" fo:country="US" fo:font-style="normal" officeooo:rsid="0026fb2c" style:font-style-asian="normal" style:font-style-complex="normal"/>
    </style:style>
    <style:style style:name="T57" style:family="text">
      <style:text-properties style:use-window-font-color="true" fo:language="en" fo:country="US" fo:font-style="normal" fo:font-weight="normal" style:font-style-asian="normal" style:font-weight-asian="normal" style:font-style-complex="normal" style:font-weight-complex="normal"/>
    </style:style>
    <style:style style:name="T5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9" style:family="text">
      <style:text-properties style:use-window-font-color="true" fo:language="en" fo:country="US" fo:font-weight="normal" style:font-weight-asian="normal" style:font-weight-complex="normal"/>
    </style:style>
    <style:style style:name="T60" style:family="text">
      <style:text-properties style:use-window-font-color="true" fo:language="en" fo:country="US" fo:font-style="italic" officeooo:rsid="0026fb2c" style:font-style-asian="italic" style:font-style-complex="italic"/>
    </style:style>
    <style:style style:name="T61" style:family="text">
      <style:text-properties style:use-window-font-color="true" fo:font-style="normal" style:font-style-asian="normal" style:font-style-complex="normal"/>
    </style:style>
    <style:style style:name="T62" style:family="text">
      <style:text-properties style:use-window-font-color="true" fo:font-style="normal" fo:font-weight="normal" style:font-style-asian="normal" style:font-weight-asian="normal" style:font-style-complex="normal" style:font-weight-complex="normal"/>
    </style:style>
    <style:style style:name="T63" style:family="text">
      <style:text-properties style:use-window-font-color="true" fo:font-style="normal" style:text-underline-style="none" style:font-style-asian="normal" style:font-style-complex="normal"/>
    </style:style>
    <style:style style:name="T64" style:family="text">
      <style:text-properties style:use-window-font-color="true" fo:font-style="italic" fo:font-weight="normal" style:font-style-asian="italic" style:font-weight-asian="normal" style:font-style-complex="italic" style:font-weight-complex="normal"/>
    </style:style>
    <style:style style:name="T65" style:family="text">
      <style:text-properties style:use-window-font-color="true" fo:font-style="italic" style:font-style-asian="italic" style:font-style-complex="italic"/>
    </style:style>
    <style:style style:name="T66" style:family="text">
      <style:text-properties style:use-window-font-color="true" fo:background-color="transparent" loext:char-shading-value="0"/>
    </style:style>
    <style:style style:name="T67" style:family="text">
      <style:text-properties style:use-window-font-color="true" fo:language="uk" fo:country="UA" fo:font-style="normal" fo:font-weight="normal" style:font-style-asian="normal" style:font-weight-asian="normal" style:font-style-complex="normal" style:font-weight-complex="normal"/>
    </style:style>
    <style:style style:name="T68" style:family="text">
      <style:text-properties style:use-window-font-color="true" fo:font-weight="normal" style:font-weight-asian="normal" style:font-weight-complex="normal"/>
    </style:style>
    <style:style style:name="T69" style:family="text">
      <style:text-properties fo:background-color="transparent" loext:char-shading-value="0"/>
    </style:style>
    <style:style style:name="T70" style:family="text">
      <style:text-properties style:text-position="super 58%"/>
    </style:style>
    <style:style style:name="T71" style:family="text">
      <style:text-properties fo:language="fr" fo:country="FR"/>
    </style:style>
    <style:style style:name="T72" style:family="text">
      <style:text-properties fo:font-style="normal" style:font-style-asian="normal" style:font-style-complex="normal"/>
    </style:style>
    <style:style style:name="T73" style:family="text">
      <style:text-properties fo:font-style="normal" officeooo:rsid="002033f0" style:font-style-asian="normal" style:font-style-complex="normal"/>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fo:background-color="transparent" loext:char-shading-value="0" style:font-style-asian="normal" style:font-weight-asian="normal" style:font-style-complex="normal" style:font-weight-complex="normal"/>
    </style:style>
    <style:style style:name="T76" style:family="text">
      <style:text-properties fo:font-style="normal" style:text-underline-style="none" style:font-style-asian="normal" style:font-style-complex="normal"/>
    </style:style>
    <style:style style:name="T77" style:family="text">
      <style:text-properties fo:font-weight="normal" style:font-weight-asian="normal" style:font-weight-complex="normal"/>
    </style:style>
    <style:style style:name="T78" style:family="text">
      <style:text-properties fo:font-weight="normal" fo:background-color="transparent" loext:char-shading-value="0" style:font-weight-asian="normal" style:font-weight-complex="normal"/>
    </style:style>
    <style:style style:name="T79" style:family="text">
      <style:text-properties style:text-line-through-style="solid" style:text-line-through-type="single" fo:font-weight="bold" style:font-weight-asian="bold" style:font-weight-complex="bold"/>
    </style:style>
    <style:style style:name="T80" style:family="text">
      <style:text-properties fo:language="uk" fo:country="UA"/>
    </style:style>
    <style:style style:name="T81" style:family="text">
      <style:text-properties fo:language="uk" fo:country="UA" fo:font-style="italic" style:font-style-asian="italic" style:font-style-complex="italic"/>
    </style:style>
    <style:style style:name="T82" style:family="text">
      <style:text-properties fo:language="uk" fo:country="UA" fo:font-weight="bold" style:font-weight-asian="bold" style:font-weight-complex="bold"/>
    </style:style>
    <style:style style:name="T83" style:family="text">
      <style:text-properties style:text-underline-style="none"/>
    </style:style>
    <style:style style:name="T84" style:family="text">
      <style:text-properties style:text-rotation-angle="90" style:text-rotation-scale="line-height"/>
    </style:style>
    <style:style style:name="T85" style:family="text">
      <style:text-properties style:text-rotation-angle="270" style:text-rotation-scale="line-height"/>
    </style:style>
    <style:style style:name="T86" style:family="text">
      <style:text-properties style:text-position="sub 58%" style:font-size-asian="10.5pt"/>
    </style:style>
    <style:style style:name="T87" style:family="text">
      <style:text-properties style:font-name="Symbol" style:font-name-asian="Symbol" style:font-name-complex="Symbol"/>
    </style:style>
    <style:style style:name="T88" style:family="text">
      <style:text-properties style:font-name="Liberation Serif1" style:font-name-asian="Symbol" style:font-name-complex="Symbol"/>
    </style:style>
    <style:style style:name="T89" style:family="text">
      <style:text-properties style:font-name="Courier New CYR"/>
    </style:style>
    <style:style style:name="T90" style:family="text">
      <style:text-properties style:font-name="Courier New CYR" fo:language="en" fo:country="US"/>
    </style:style>
    <style:style style:name="T91" style:family="text">
      <style:text-properties fo:font-size="14pt" fo:language="en" fo:country="US" fo:font-weight="bold" style:font-size-asian="14pt" style:font-weight-asian="bold" style:font-size-complex="14pt" style:font-weight-complex="bold"/>
    </style:style>
    <style:style style:name="T92" style:family="text">
      <style:text-properties fo:font-size="14pt" fo:font-weight="bold" style:font-size-asian="14pt" style:font-weight-asian="bold" style:font-size-complex="14pt" style:font-weight-complex="bold"/>
    </style:style>
    <style:style style:name="T93" style:family="text">
      <style:text-properties fo:font-size="9pt" style:font-size-asian="9pt" style:font-size-complex="9pt"/>
    </style:style>
    <style:style style:name="T94" style:family="text">
      <style:text-properties fo:font-size="12pt" style:font-size-asian="12pt" style:font-size-complex="12pt"/>
    </style:style>
    <style:style style:name="T95" style:family="text">
      <style:text-properties fo:font-size="10pt" style:font-size-asian="10pt" style:font-size-complex="10pt"/>
    </style:style>
    <style:style style:name="T96" style:family="text">
      <style:text-properties fo:font-size="8pt" style:font-size-asian="8pt" style:font-size-complex="8pt"/>
    </style:style>
    <style:style style:name="T97" style:family="text">
      <style:text-properties officeooo:rsid="001a6a43"/>
    </style:style>
    <style:style style:name="T98" style:family="text">
      <style:text-properties officeooo:rsid="002033f0"/>
    </style:style>
    <style:style style:name="T99" style:family="text">
      <style:text-properties officeooo:rsid="0023ed9d"/>
    </style:style>
    <style:style style:name="T100" style:family="text">
      <style:text-properties officeooo:rsid="0029d41d"/>
    </style:style>
    <style:style style:name="T101" style:family="text">
      <style:text-properties officeooo:rsid="002a927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Последний фанфик</text:h>
      <text:p text:style-name="P54"/>
      <text:h text:style-name="P159"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44">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70"><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2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22">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22">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1"><text:span text:style-name="T22">– Нэш, к</text:span>ак называется наш проект?</text:p>
      <text:p text:style-name="P79"><text:span text:style-name="T13">– </text:span><text:span text:style-name="T77">Дайсон.</text:span></text:p>
      <text:p text:style-name="P79"><text:span text:style-name="T13">– </text:span><text:span text:style-name="T77">Сколько тебе лет?</text:span></text:p>
      <text:p text:style-name="P79"><text:span text:style-name="T13">– </text:span><text:span text:style-name="T77">Два года с начала запуска кластера.</text:span></text:p>
      <text:p text:style-name="P79"><text:span text:style-name="T13">– </text:span><text:span text:style-name="T77">Какой сейчас год?</text:span></text:p>
      <text:p text:style-name="P79"><text:span text:style-name="T13">– </text:span><text:span text:style-name="T68">20</text:span><text:span text:style-name="T52">19</text:span><text:span text:style-name="T77">-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10">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10">–</text:span><text:span text:style-name="T11"> </text:span><text:span text:style-name="T10">Нэш</text:span><text:span text:style-name="T74">, </text:span><text:span text:style-name="T10">в некоем городе живёт брадобрей, который бреет всех людей, которые не бреются сами. Вопрос: кто бреет брадобрея</text:span><text:span text:style-name="T74">?</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42">incompatible interface Analytics v.0.93 beta</text:span>”</text:p>
      <text:p text:style-name="P31">Ага, уже теплее.</text:p>
      <text:p text:style-name="P31"/>
      <text:p text:style-name="P79"><text:span text:style-name="T13">– Нэш</text:span><text:span text:style-name="T77">, выдай диагностику модуля </text:span><text:span text:style-name="T13">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2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22">–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22">.</text:span></text:p>
      <text:p text:style-name="P109">Бип-бип-бип.</text:p>
      <text:p text:style-name="P109"/>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2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2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6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45">тридцатичетырёх</text:span><text:span text:style-name="T44">этажного </text:span><text:span text:style-name="T45">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45">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44">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0"/>
      <text:p text:style-name="P1">Я вспомнил<text:span text:style-name="T44"> </text:span><text:span text:style-name="T45">Юджина</text:span><text:span text:style-name="T1">,</text:span> <text:span text:style-name="T45">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69">ворил </text:span><text:span text:style-name="T2">—</text:span><text:span text:style-name="T6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45">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69">А у нас получается… </text:span><text:span text:style-name="T2">–</text:span><text:span text:style-name="T6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6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44">Тридцать чет</text:span><text:span text:style-name="T45">ыре</text:span><text:span text:style-name="T44"> </text:span>этаж<text:span text:style-name="T1">а</text:span>! Пиздец <text:span text:style-name="T1">—</text:span> успел подумать я, <text:span text:style-name="T1">прежде чем </text:span>сознание выключилось.</text:p>
      <text:p text:style-name="P1"/>
      <text:h text:style-name="P159" text:outline-level="2">2. Пробуждение</text:h>
      <text:p text:style-name="P29"/>
      <text:p text:style-name="P1"><text:span text:style-name="T49">Сознание рестартовало после того, как я гребанулся </text:span><text:span text:style-name="T6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69">ткрыл глаза, тщётно пытаясь вдохнуть. Образ, </text:span><text:span text:style-name="T2">который я </text:span><text:span text:style-name="T69">пару мгновений назад </text:span><text:span text:style-name="T2">видел на фоне </text:span><text:span text:style-name="T6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69"> настороженные уши, нежный розов</text:span><text:span text:style-name="T2">атый</text:span><text:span text:style-name="T69"> нос, венчающая голову </text:span><text:span text:style-name="T2">высокая тиара</text:span><text:span text:style-name="T69">. И приковывающая к себе внимание звёздочка, та самая магическая искорка </text:span><text:span text:style-name="T29">—</text:span><text:span text:style-name="T6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22">–</text:span> Она очнулась. Хвала небу, нам это удалось!</text:p>
      <text:p text:style-name="P31"/>
      <text:p text:style-name="P1">Сразу стало ясно три вещи.</text:p>
      <text:p text:style-name="P1">1) Единорог <text:span text:style-name="T2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6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9">, </text:span><text:span text:style-name="T2">а от валиума таких глюков у меня ни разу не было. <text:s/>Да и не должно быть — это же не ЛСД какой-нибудь</text:span><text:span text:style-name="T6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45">…</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54">роводник</text:span>??? А?!! <text:span text:style-name="T1">А-ха-ха-ха-ха-ха-ха</text:span>! <text:span text:style-name="T2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2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2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2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44">верх</text:span>…</text:p>
      <text:p text:style-name="P3">– Сестра, ты идёшь? – выглянула в зал Луна.</text:p>
      <text:p text:style-name="P3"/>
      <text:p text:style-name="P3">Тут м<text:span text:style-name="T22">еня, </text:span>наконец,<text:span text:style-name="T22">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22">Д</text:span>искорд сделал шаг в сторону, чтобы не попасть под брызги.</text:p>
      <text:p text:style-name="P1"><text:span text:style-name="T22">– </text:span><text:span text:style-name="T1">Присматривай получше за своим </text:span><text:bookmark text:name="result_box"/><text:span text:style-name="T71">Jack of Hearts</text:span><text:span text:style-name="T71"><text:note text:id="ftn7" text:note-class="footnote"><text:note-citation>7</text:note-citation><text:note-body><text:p text:style-name="Footnote"><text:bookmark text:name="result_box1"/><text:span text:style-name="T71">Jack of Hearts</text:span> <text:span text:style-name="T1">– Червовый валет (фр.)</text:span></text:p></text:note-body></text:note></text:span><text:span text:style-name="T71"> , </text:span><text:span text:style-name="T1">Сахарная Ватка</text:span><text:span text:style-name="T7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22">Селестия снова взглянула на меня. Н</text:span>ос её медленно сморщился. <text:span text:style-name="T2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44">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2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44">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44">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4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44">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44">,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44">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22">–</text:span> Уфф! Выкарабкались. Почти без потерь, <text:span text:style-name="T22">–</text:span> заметил Дискорд, осматривая крыло. <text:span text:style-name="T22">–</text:span> Могло быть и хуже.</text:p>
      <text:p text:style-name="P3"><text:span text:style-name="T2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7"><text:span text:style-name="T2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22">–</text:span> ТЫ!!! ТЫ!..</text:p>
      <text:p text:style-name="P3"><text:span text:style-name="T22">–</text:span> Да, я!!! <text:span text:style-name="T22">–</text:span> Дискорд подбоченился и с вызовом посмотрел на разъярённую аликорницу. <text:span text:style-name="T22">–</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22">–</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9" text:outline-level="2">3. Норф</text:h>
      <text:p text:style-name="P82"/>
      <text:p text:style-name="P21">Глава IV. Пределы магии</text:p>
      <text:p text:style-name="P18"/>
      <text:p text:style-name="P21">Вашему покорному слуге известны четыре предела магии: </text:p>
      <text:p text:style-name="P21"/>
      <text:list xml:id="list3908844159725795362"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22">–</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22">– Стар Свирл перевернулся на другой бок и обратился к учени</text:span><text:span text:style-name="T1">це</text:span><text:span text:style-name="T22">.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2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22">.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40">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42">Новости двора: </text:span><text:span text:style-name="T14">состояние </text:span><text:span text:style-name="T42">здоровь</text:span><text:span text:style-name="T14">я</text:span><text:span text:style-name="T42">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42">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42">В Додж-Сити продолжаются исчезновения пони. Шериф подал в отставку…</text:span>”. “<text:span text:style-name="T42">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text:soft-page-break/>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0"><text:span text:style-name="T22">Ну, понятно, в элитном придворцовом квартале, который представляет из себя </text:span><text:span text:style-name="T1">верхний город</text:span><text:span text:style-name="T22">, цены кусаются. Топай вниз, Анон, на окраину!</text:span></text:p>
      <text:p text:style-name="P17">Но, блин, корявые пальцы внесли свою коррективу в шопинг-план!</text:p>
      <text:p text:style-name="P17"/>
      <text:p text:style-name="P80"><text:span text:style-name="T22">Как раз </text:span><text:span text:style-name="T1">на мосту, </text:span><text:span text:style-name="T22">на спуске в нижний </text:span><text:span text:style-name="T1">город, </text:span><text:span text:style-name="T22">я выронил монетку. И, естественно, она не осталась лежать там, где упала, а начала катиться </text:span><text:span text:style-name="T1">по мостовой </text:span><text:span text:style-name="T22">— </text:span><text:span text:style-name="T1">чем дальше, тем быстрее</text:span><text:span text:style-name="T22">.</text:span></text:p>
      <text:p text:style-name="P9">Подобно олуху из дешёвой комедии, я припустил со всех ног за монеткой и в долгой погоне <text:span text:style-name="T22">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2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44">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44">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44">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44">платформ </text:span><text:span text:style-name="T4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44"> И никто ж не догадывался, что она </text:span><text:span text:style-name="T45">сделана по королевскому заказу</text:span><text:span text:style-name="T44">! Её </text:span><text:span text:style-name="T45">Солнечное </text:span><text:span text:style-name="T44"><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38">Магдалена Фрискай-Каррус, </text:span><text:span text:style-name="T3">2088</text:span><text:span text:style-name="T65"> – </text:span><text:span text:style-name="T50">2135</text:span><text:span text:style-name="T65"> A.C.</text:span><text:span text:style-name="T45">»</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22">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4">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44">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22">– </text:span>Гм!</text:p><text:p text:style-name="Footnote"><text:span text:style-name="T22">– Клянусь, дорогая, это в прошлом! И</text:span>, ты ж понимаешь, что без таланта к магии никакое надувание щёк не поможет, <text:span text:style-name="T2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22">За прошедшие дни я уже привык и к магии, и к разумным эквиноподобным и даже </text:span><text:span text:style-name="T1">к деревянным дирижаблям</text:span><text:span text:style-name="T22">.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7"/>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7">Экзоскелет, лишившись хозяйки, переключил цвет лампочки с зелёного на оранжевый. <text:span text:style-name="T22">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2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6">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23">– Так, я попрошу! – перебила меня венценосная кобыла. – Давай, ты не будешь лезть в мои дела, а я не буду</text:span><text:span text:style-name="T6">… эээ… кхмм…</text:span></text:p>
      <text:p text:style-name="P35">– Не будешь что?</text:p>
      <text:p text:style-name="P48">Селестия нахмурилась и угрожающе подняла крылья.</text:p>
      <text:p text:style-name="P48"><text:span text:style-name="T22">– </text:span>Не забывай, человек, я — могущественный маг и правитель Эквестрии. Ко мне нужно относиться с должным уважением!</text:p>
      <text:p text:style-name="P48"><text:span text:style-name="T22">– </text:span>А то что? Превратишь в жабу? Сошлёшь на луну? Убьёшь нахер?</text:p>
      <text:p text:style-name="P48">Аликорница сникла. Уши её опустились.</text:p>
      <text:p text:style-name="P48"><text:span text:style-name="T22">– Анонимус</text:span>, ну зачем так… Ты же знаешь, я этого не сделаю.</text:p>
      <text:p text:style-name="P48"><text:soft-page-break/><text:span text:style-name="T2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2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22"> штучки при общении со мной. А я постараюсь помочь тебе </text:span>— если это в моих силах, разумеется<text:span text:style-name="T22">.</text:span></text:p>
      <text:p text:style-name="P35"/>
      <text:p text:style-name="P48"><text:span text:style-name="T22">Аликорница уселась н</text:span>а пол <text:span text:style-name="T22">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22">– Лады! Вот видишь, со мной легко договориться! А теперь расскажи, наконец, зачем </text:span>т<text:span text:style-name="T22">ы притащил</text:span>а<text:span text:style-name="T22"> меня сюда? Только сначала вытащи катетер из шеи </text:span>— <text:s/>он меня нервирует<text:span text:style-name="T22">. Или погоди, я сам вытащу…</text:span></text:p>
      <text:p text:style-name="P35"/>
      <text:p text:style-name="P50">***</text:p>
      <text:p text:style-name="P50"/>
      <text:p text:style-name="P48"><text:span text:style-name="T22">Л</text:span>ампа<text:span text:style-name="T22"> отбрасывал</text:span>а<text:span text:style-name="T22"> мягкие тени на стену библиотеки. Селестия, расположи</text:span>вшись<text:span text:style-name="T22"> лёжа у моего кресл</text:span>а,<text:span text:style-name="T22">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22">– </text:span>Вот, читай отсюда, <text:span text:style-name="T22">– а</text:span>ликорница подчеркнула абзац копытом.</text:p>
      <text:p text:style-name="P48"/>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text:soft-page-break/></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80">Прижав </text:span>уши к голове, <text:span text:style-name="T80">она дала</text:span> задний ход <text:span text:style-name="T80">и </text:span>выкарабкалась обратно. Окинув библиотеку отчаянным взглядом, <text:span text:style-name="T80">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text:soft-page-break/>–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95">и-и-и</text:span>-<text:span text:style-name="T96">а-а-а</text:span>…</text:p>
      <text:p text:style-name="P48"/>
      <text:p text:style-name="P48">…</text:p>
      <text:p text:style-name="P48"/>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78">сли бы я вспомнила вовремя, я бы предупредила тебя, чтобы ты смог сконцентрироваться и отстоять своё «я».</text:span></text:p>
      <text:p text:style-name="P54"/>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text:soft-page-break/></text:p>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3">Тумбочка…</text:span> Листок… <text:span text:style-name="T9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9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9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4">Сила уходит бесконтрольно. Нужно прервать урок. Нет! Нет! О-О-О-О-О, НЕ-Е-Е-Е-Е-Т!!!</text:span></text:p>
      <text:p text:style-name="P75"/>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22"> л</text:span>уна в солнце врежется!</text:p>
      <text:p text:style-name="P48"><text:soft-page-break/></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5">Ох, нет! Нет-нет-нет!!!</text:p>
      <text:p text:style-name="P75"/>
      <text:p text:style-name="P75">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5">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5"/>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text:soft-page-break/></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9"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text:soft-page-break/>–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text:soft-page-break/>–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50">***</text:p>
      <text:p text:style-name="P48"/>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50">***</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text:soft-page-break/>–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22">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text:soft-page-break/>–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50">***</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text:soft-page-break/>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42">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42">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42">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80"> </text:span>выбрал единственный способ выиграть несколько секунд жизни — спрыгнул со скалы вниз, к Кантерлоту.</text:p>
      <text:p text:style-name="P48"/>
      <text:p text:style-name="P71">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text:soft-page-break/></text:p>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39">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50">***</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80">любви</text:span> начинаешь понимать только тогда, когда <text:span text:style-name="T80">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text:soft-page-break/>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9" text:outline-level="2"><text:soft-page-break/>8. Стыд</text:h>
      <text:p text:style-name="P141"/>
      <text:p text:style-name="P60">~~~ Завтра на семь в библиотеке. Селестия ~~~</text:p>
      <text:p text:style-name="P60"/>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50">***</text:p>
      <text:p text:style-name="P50"/>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50"/>
      <text:p text:style-name="P50">***</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text:soft-page-break/>–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text:soft-page-break/>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80">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0">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text:soft-page-break/></text:p>
      <text:h text:style-name="Heading_20_2" text:outline-level="2"><text:span text:style-name="T22">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6">—</text:span> осень, за осенью <text:span text:style-name="T46">—</text:span> зима. Если пошёл дождь, должно быть мокро, если выпал снег <text:span text:style-name="T4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22">–</text:span> Постой, не торопись, <text:span text:style-name="T22">–</text:span> я попыталась удержать ускользающую тень сомнения. <text:span text:style-name="T22">–</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22">–</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22">–</text:span> По состоянию здоровья? <text:span text:style-name="T22">–</text:span> переспросила я, не спуская с него взгяд.</text:p>
      <text:p text:style-name="P1"><text:span text:style-name="T22">–</text:span> Да, Ваше Высочество, <text:span text:style-name="T22">–</text:span> гонец потупил взгляд, глаза его забегали, <text:span text:style-name="T22">–</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22">–</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22">–</text:span> Эмм… Они… м-м-м… не больны… в некотором смысле… <text:span text:style-name="T22">–</text:span> гонец изо всех сил ковырял копытом плитку, пряча взгляд. <text:span text:style-name="T22">–</text:span> Они… мнэээ… сами… в некотором роде… кхм. Нервный срыв. Переутомление и бессонница… Кхм.</text:p>
      <text:p text:style-name="P1"><text:span text:style-name="T22">–</text:span> Сами <text:span text:style-name="T22">—</text:span> что? <text:span text:style-name="T22">–</text:span> я постепенно начала понимать причину смущения гонца.</text:p>
      <text:p text:style-name="P1"><text:span text:style-name="T22">–</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22">—</text:span> в возможности летать. Добровольно отказаться от полётов для него <text:span text:style-name="T22">—</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2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22">– </text:span>Добрый день, Ваше Высочество! <text:span text:style-name="T22">–</text:span> склонились они в поклоне. После некоторого перешёптывания, они всё же назвались по очереди.</text:p>
      <text:p text:style-name="P1"><text:span text:style-name="T22">–</text:span> А где восьмой? <text:span text:style-name="T22">–</text:span> удивилась я. <text:span text:style-name="T22">–</text:span> Мне сказали, вас было восемь. Восемь отказавшихся летать.</text:p>
      <text:p text:style-name="P1"><text:span text:style-name="T22">–</text:span> Да, Ваше Высочество, п-принцесса Селестия, <text:span text:style-name="T22">–</text:span> старший из них запинался от волнения. <text:span text:style-name="T22">–</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22">–</text:span> Успокойтесь, <text:span text:style-name="T2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22">–</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46">—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46">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22">—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22">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озорн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69">старший. </text:span><text:span text:style-name="T2">–</text:span><text:span text:style-name="T6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46">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22">— и втайне немного завидовала этому</text:span>. Ах, если б только сестра умела управляться со своими эмоциями так же, как с магией <text:span text:style-name="T22">—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text:soft-page-break/>Ну что же, основное искусство правления <text:span text:style-name="T22">— умение делегировать полномочия. Вечером того же дня я села за письменный стол.</text:span></text:p>
      <text:p text:style-name="P35"/>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50">***</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2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22">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тогда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22">—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22">10</text:span>. (40*<text:span text:style-name="T22">ctg(Pi/4)-6)/(ln(e)-sin(0))</text:span></text:h>
      <text:p text:style-name="P48"/>
      <text:p text:style-name="P61">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40"> </text:span>(быть может, к счастью). Всё, что я могу <text:span text:style-name="T22">— оставить тебе напутствие.</text:span></text:p>
      <text:p text:style-name="P60"><text:span text:style-name="T2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text:span><text:soft-page-break/><text:span text:style-name="T22">я не могу сказать прямо, ибо природа высшей магии такова, что о некоторых вещах нельзя не то, что говорить, а даже </text:span>и <text:span text:style-name="T2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22">Тебе может не нравиться этот мир. Тебе могут не нравиться пони. Ты можешь быть удивлён и обижен </text:span>их <text:span text:style-name="T2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22">— </text:span>и ты увидишь, как мир меняется к лучшему. Он очень молод и гибок. Он горит желанием изменяться. <text:span text:style-name="T97">В</text:span> этом его слабость <text:span text:style-name="T22">— </text:span>он может меняться и в плохую сторону. От тебя зависит, в какую.</text:p>
      <text:p text:style-name="P60">Эх, хотел бы я поменяться с тобой местами <text:span text:style-name="T2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5">…</text:p>
      <text:p text:style-name="P35"/>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24">—</text:span> чудесная страна, пони <text:span text:style-name="T24">— </text:span><text:span text:style-name="T22">прекрасные, </text:span><text:span text:style-name="T31">хоть и малость чокнутые</text:span><text:span text:style-name="T22"> создания! Чисто, культурно, вежливо. Дворецкий </text:span><text:span text:style-name="T24">—</text:span><text:span text:style-name="T22"> скопидом, конечно, но </text:span><text:span text:style-name="T30">э</text:span><text:span text:style-name="T22">то работа у него такая. </text:span>Блин, м<text:span text:style-name="T22">не всё </text:span><text:span text:style-name="T31">тут </text:span><text:span text:style-name="T22">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22">– </text:span>Её Высочество Принцесса Селестия хочет видеть вас, человек Анонимус.</text:p>
      <text:p text:style-name="P1">Я захлопнул трактат<text:span text:style-name="T22">. Быстро же </text:span><text:span text:style-name="T31">она</text:span><text:span text:style-name="T22">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22">–</text:span> Уже иду. Где я могу её найти?</text:p>
      <text:p text:style-name="P1"><text:span text:style-name="T22">–</text:span> Я проведу вас, человек Анонимус. <text:span text:style-name="T2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 <text:span text:style-name="T101">Архитектор дворца наверняка баловался травкой, </text:span><text:span text:style-name="T32">Лифтов, разумеется, здесь не было </text:span><text:span text:style-name="T34">даже в проекте</text:span><text:span text:style-name="T35"> </text:span><text:span text:style-name="T36">— вся архитектура явно </text:span><text:span text:style-name="T37">была </text:span><text:span text:style-name="T36">заточена под крылатых. Таких, для которых приземлиться на балкон в тронном зале или уйти через портик на крыше</text:span><text:span text:style-name="T35"> </text:span><text:span text:style-name="T36">— обычное дело. </text:span><text:span text:style-name="T35">Хорошо, что </text:span><text:span text:style-name="T37">заместительная терапия Селестии и </text:span><text:span text:style-name="T35">ежедневные посещения каретной мастерской подняли мой тонус, изрядно посаженный сидячим образом жизни.</text:span></text:p>
      <text:p text:style-name="P80"/>
      <text:p text:style-name="P1"><text:span text:style-name="T73">М</text:span><text:span text:style-name="T72">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oft-page-break/><text:span text:style-name="T22">–</text:span> Её Высочество у себя в покоях. Проходите.</text:p>
      <text:p text:style-name="P1">Мой проводник достал из стенной ниши алебарду и занял пост напротив собрата. Я <text:span text:style-name="T99">пожал плечами и </text:span>начал подниматься в башню.</text:p>
      <text:p text:style-name="P1"/>
      <text:p text:style-name="P154">Минут через двадцать я стоял <text:span text:style-name="T1">на верхней площадке </text:span><text:span text:style-name="T16">и </text:span><text:span text:style-name="T1">чертыха</text:span><text:span text:style-name="T16">лся</text:span><text:span text:style-name="T1"> про себя на все лады. </text:span><text:span text:style-name="T16">Чокнутые пони делают парящие колесницы и грузовые дирижабли, но даже не задумываются о лифтах! И ладно ещё, что некоторые ступеньки при </text:span><text:span text:style-name="T17">наступании</text:span><text:span text:style-name="T16"> на них </text:span><text:span text:style-name="T17">проседали и </text:span><text:span text:style-name="T16">клацали, как будто были связаны с каким-то заблокированным до поры до времени механизмом. Но ведь и перил</text:span><text:span text:style-name="T20">а</text:span><text:span text:style-name="T16"> у этой долбаной лестницы </text:span><text:span text:style-name="T20">отсутствовали</text:span><text:span text:style-name="T16">, </text:span><text:span text:style-name="T17">а</text:span><text:span text:style-name="T16"> </text:span><text:span text:style-name="T17">ширина ступенек </text:span><text:span text:style-name="T18">при этом </text:span><text:span text:style-name="T17">была такая, что трём пони не разминуться</text:span><text:span text:style-name="T16">!</text:span></text:p>
      <text:p text:style-name="P155"><text:span text:style-name="T1"><text:s/></text:span><text:span text:style-name="T16">Чтоб я ещё хоть раз сюда полез!</text:span><text:span text:style-name="T1"> </text:span><text:span text:style-name="T7">Если </text:span><text:span text:style-name="T9">Селестии</text:span><text:span text:style-name="T7"> надо </text:span><text:span text:style-name="T56">— пускай спускается ко мне в парк или библиотеку</text:span><text:span text:style-name="T8">!</text:span></text:p>
      <text:p text:style-name="P155"><text:span text:style-name="T8"/></text:p>
      <text:p text:style-name="P154"><text:span text:style-name="T1">П</text:span>ередо мной высилась тяжёлая двустворчатая дверь с изображением солнца. <text:span text:style-name="T100">Осторожно </text:span><text:span text:style-name="T19">выглянув с края площадки</text:span><text:span text:style-name="T1">, я плюнул вниз. Секунд через пять до меня донёсся слабый отзвук. Акустика, однако!</text:span></text:p>
      <text:p text:style-name="P154"><text:span text:style-name="T1"/></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80">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55">— книжный шкаф и напольная подставка для чтения с </text:span><text:span text:style-name="T46">упором в виде </text:span><text:span text:style-name="T55">голов</text:span><text:span text:style-name="T46">ы</text:span><text:span text:style-name="T5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46">жаровни</text:span><text:span text:style-name="T55"> и фонтанчик</text:span><text:span text:style-name="T46">а</text:span><text:span text:style-name="T55">. </text:span><text:span text:style-name="T46">Каменный пол комнаты был покрыт розовым ковром с длиннейшим ворсом.</text:span><text:span text:style-name="T55"> </text:span><text:span text:style-name="T46">Его центр занимал высокий </text:span><text:span text:style-name="T55">кругл</text:span><text:span text:style-name="T46">ый</text:span><text:span text:style-name="T55"> </text:span><text:span text:style-name="T46">футон</text:span><text:span text:style-name="T55"> </text:span><text:span text:style-name="T46">с</text:span><text:span text:style-name="T55"> велик</text:span><text:span text:style-name="T46">им</text:span><text:span text:style-name="T55"> множество</text:span><text:span text:style-name="T46">м</text:span><text:span text:style-name="T55"> подушек. Среди них я с удивлением заметил плюшевую единорожку </text:span><text:span text:style-name="T46">фиолетового</text:span><text:span text:style-name="T55">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уравнения тригонометрии, если таблица умножения уже не помогает!</text:p>
      <text:p text:style-name="P48"/>
      <text:p text:style-name="P48">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22">—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22">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8">Аликорница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22">.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22">Во </text:span><text:soft-page-break/><text:span text:style-name="T22">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22">От которой они первые </text:span>и сбежали<text:span text:style-name="T2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22">— </text:span>не давать им окрепнуть настолько, чтобы они могли посеять смуту.</text:p>
      <text:p text:style-name="P48"/>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8">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oft-page-break/><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157">Святые яца! Анон, тебя пригласили на свидание!</text:p>
      <text:p text:style-name="P157">Я чувствовал, как краска заливает лицо. Уши стали горячими, как угли в камине.</text:p>
      <text:p text:style-name="P35"><text:span text:style-name="T1"/></text:p>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и в карманы, чтобы не улететь под потолок от счастья!</text:p>
      <text:p text:style-name="P48"/>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15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text:p>
      <text:p text:style-name="P157">Прозрачными были и бортики бассейна.</text:p>
      <text:p text:style-name="P157"/>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т<text:span text:style-name="T2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22">— </text:span>фантазировать на эротические темы с фантастическим уклоном, и совсем другое <text:span text:style-name="T22">— </text:span>принимать в них участие! Ты слишком консервативен для этого, Анон.</text:p>
      <text:p text:style-name="P48">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oft-page-break/><text:span text:style-name="T1">«</text:span><text:span text:style-name="T14">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Примерно такие. – расхохоталась Селестия. <text:span text:style-name="T22">–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4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22">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22">–</text:span> Иногда хочется забыться, <text:span text:style-name="T22">–</text:span> перехватила мой взгляд аликорница, <text:span text:style-name="T22">–</text:span> а от сидра <text:span text:style-name="T6">«</text:span>улетаешь<text:span text:style-name="T6">»</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22">–</text:span> А <text:span text:style-name="T1">водку</text:span> у вас принято пить?</text:p>
      <text:p text:style-name="P33"><text:span text:style-name="T22">–</text:span> Некоторые употребляют. Но правительница Эквестрии, пьющая кальвадос <text:span text:style-name="T1">—</text:span> это уже черезчур. <text:span text:style-name="T22">–</text:span> засмеялась Селестия. <text:span text:style-name="T2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22">— сильнейший энергетик, он многократно усиливает чувства и возможности организма. Но он же и иссушает его.</text:span></text:p>
      <text:p text:style-name="P48"><text:span text:style-name="T2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2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2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22">– Я несказанно рада, что, наконец-то, могу назвать тебя своим ближайшим другом. </text:span>– мурлыкнула Селестия. – <text:span text:style-name="T22">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22">– Это ты называешь </text:span>«<text:span text:style-name="T22">дружбой</text:span>»<text:span text:style-name="T22">? – с </text:span>улыбкой хмыкнул<text:span text:style-name="T22"> я. – </text:span>Мне нравится твоё чувство юмора.</text:p>
      <text:p text:style-name="P48">Аликорница в недоумении взглянула на меня.</text:p>
      <text:p text:style-name="P48"><text:span text:style-name="T22">–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22">– </text:span>Нет, что ты, Сел, не мели ерунды! Я всем доволен, я просто в восторге. Мне вообще кажется, что я попал в рай, прямо в храм любви, а ты <text:span text:style-name="T22">— </text:span>мой ангел-хранитель. И называть ЭТО дружбой <text:span text:style-name="T22">— </text:span>это всё равно что назвать твой дворец сараем для хранения мётел. То есть, назвав меня своим другом, ты не поняла моих чувств к тебе. Я <text:span text:style-name="T22">— не друг, я — нечто большее. Я тебя </text:span>лю…</text:p>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text:soft-page-break/></text:p>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50">***</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46">«</text:span>сказочной обезьяне из Вечнодикого леса<text:span text:style-name="T46">»</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55">– </text:span><text:span text:style-name="T46">Говорят, в Додж-сити почти не осталось жителей. В местном депо перестали обслуживать паровозы из-за нехватки рабочих. Старик </text:span><text:span text:style-name="T55">–</text:span><text:span text:style-name="T4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55">– </text:span><text:span text:style-name="T61">А из Пинто Крика уже месяц нет новостей…</text:span></text:p>
      <text:p text:style-name="P3"><text:span text:style-name="T55">– </text:span><text:span text:style-name="T6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61">– </text:span>“<text:span text:style-name="T1">Что я могу сделать, чтобы вернуть всё назад?</text:span>”</text:p>
      <text:p text:style-name="P15"><text:span text:style-name="T61">– </text:span><text:span text:style-name="T46">Так и сказала?</text:span></text:p>
      <text:p text:style-name="P1"><text:span text:style-name="T55">– </text:span><text:span text:style-name="T46">Да, </text:span><text:span text:style-name="T47">Фэнси</text:span><text:span text:style-name="T4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61">– </text:span><text:span text:style-name="T46">Что бы это значило, Флёр?</text:span></text:p>
      <text:p text:style-name="P15"><text:span text:style-name="T61">– </text:span><text:span text:style-name="T4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text:soft-page-break/></text:p>
      <text:p text:style-name="P67">–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
      <text:p text:style-name="P67">…</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7">– Леди и джентльпони! Приём окончен! Её Высочество принцесса Селестия будет рада видеть <text:s/>вас в следующую среду!</text:p>
      <text:p text:style-name="P67">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7"/>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22">–</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2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22">олоски и даже целые пряди розового цвета выбивались </text:span><text:span text:style-name="T1">и</text:span><text:span text:style-name="T22">з некогда старательно причёсанных гривы и хвоста. </text:span><text:span text:style-name="T6">Вопреки обыкновению, сейчас они не реяли магическими волнами над аликорницей, а спускалась блеклыми локонами вниз.</text:span><text:span text:style-name="T22"> </text:span><text:span text:style-name="T1">И даже м</text:span><text:span text:style-name="T22">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22">–</text:span> <text:span text:style-name="T1">Сорок девять</text:span> из шестидесяти четырёх? Хренасе! <text:span text:style-name="T22">–</text:span> я вспомнил рассказ Селестии про восьмёрку пегасов прошлогоднего выпуска. <text:span text:style-name="T2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2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54">— </text:span><text:span text:style-name="T4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5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22">–</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42">— </text:span><text:span text:style-name="T77">и </text:span><text:span text:style-name="T13">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77">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22">– </text:span><text:span text:style-name="T1">Она</text:span><text:span text:style-name="T2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22">– </text:span><text:span text:style-name="T1">горько заметила аликорница. </text:span><text:span text:style-name="T22">–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2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23">—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8">Селестия повернулась и вышла из зала, подметая хвостом пол.</text:p>
      <text:p text:style-name="P35"/>
      <text:p text:style-name="P41">***</text:p>
      <text:p text:style-name="P35"/>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oft-page-break/>–<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Ма-ам, а со мной связан элементаль?</text:p>
      <text:p text:style-name="P60">– Конечно, Эйприл. В каждом из нас есть её бессмертная искорка.</text:p>
      <text:p text:style-name="P1"><text:span text:style-name="T5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22">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60">То есть, всегда.</text:p>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22">— в следующий раз. А е</text:span>сли мы не уснём в ближайшие десять минут, придёт древесный волк и заберёт меня в Вечнодикий лес!</text:p>
      <text:p text:style-name="P60"><text:soft-page-break/>– А почему только тебя? А меня? А дядю-<text:span text:style-name="T80">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7">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72">. </text:span><text:span text:style-name="T6">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6"><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44">раморный квартал </text:span>в настоящую обитель лени и казнокрадства!</text:p></text:note-body></text:note></text:span><text:span text:style-name="T6"> Притом эти надменные кочерыжки даже не ценили своей халявы и то и дело жаловались на перегруженность и маленькое жалование.</text:span></text:p>
      <text:p text:style-name="P93"/>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7"/>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72">— </text:span><text:span text:style-name="T6">зачем привлекать ненужное внимание</text:span><text:span text:style-name="T72"> к своей особе? </text:span><text:span text:style-name="T6">После всеобщего интереса кантерлотской знати к тебе, как к королевскому любимчику, тебе хочется покоя.</text:span><text:span text:style-name="T72"> Да и собраться с мыслями проще в доме, избавленном от </text:span><text:span text:style-name="T6">гостинничной </text:span><text:span text:style-name="T7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5">–</text:span><text:span text:style-name="T46">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5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6">пони-</text:span><text:span text:style-name="T55">исчезновений уже год. Почту за честь работать </text:span><text:span text:style-name="T46">под твоим руководством</text:span><text:span text:style-name="T55">. Погоди немного, я </text:span><text:span text:style-name="T46">от</text:span><text:span text:style-name="T55">систематизирую нужную информацию и расскажу тебе, насколько далеко смогла продвинуться.</text:span></text:p>
      <text:p text:style-name="P33"><text:soft-page-break/>“Вот неугомонная” <text:span text:style-name="T2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6">раздора</text:span><text:span text:style-name="T23">,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8">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text:soft-page-break/>–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6">***</text:p>
      <text:p text:style-name="P35"/>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9">«…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22">— то есть крыльев. И я подумала: “</text:span>А<text:span text:style-name="T22"> что, если…”</text:span></text:p>
      <text:p text:style-name="P48"><text:span text:style-name="T22">–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22">—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text:soft-page-break/></text:p>
      <text:p text:style-name="P50">***</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что за припадок безумия был у Стар Свирла?</text:p>
      <text:p text:style-name="P60">–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77">Надо же! Ты вторая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22">— максимум двух пони, </text:span>после чего мне придётся восстанавливаться около трёх месяцев<text:span text:style-name="T22">. С вами же я связана в круг Элементов Гармонии, что позволит мне вызвать магический резонанс и вовлечь в </text:span>Прозрение вас всех<text:span text:style-name="T22">.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22">.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2">***</text:p>
      <text:p text:style-name="P82"/>
      <text:p text:style-name="P60">Дата: 12.04.2142 А.<text:span text:style-name="T22">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2"/>
      <text:p text:style-name="P62">~~~</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3">“</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59">— солнце. Моё солнце.</text:span><text:span text:style-name="T52">”</text:span></text:p>
      <text:p text:style-name="P11">Я остановилась перед дверью. Четыре ярда брони отделяли меня от Эквестрии. Четыре ярда и двадцать пять лет.</text:p>
      <text:p text:style-name="P21"><text:span text:style-name="T13">“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52">ведь </text:span><text:span text:style-name="T59">я </text:span><text:soft-page-break/><text:span text:style-name="T59">—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Снаружи вставало солнце. Размытое <text:span text:style-name="T44">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66"> </text:span><text:span text:style-name="T53">Видения этих городов</text:span><text:span text:style-name="T66"> дрожали, <text:s/>пересекались </text:span><text:span text:style-name="T53">и постоянно множились</text:span><text:span text:style-name="T6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22">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26">—</text:span><text:span text:style-name="T27"> </text:span><text:span text:style-name="T77">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8"/>
      <text:p text:style-name="P60">Дата: 12.04.<text:span text:style-name="T22">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1"><text:span text:style-name="T46">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2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59">чёрный экран?</text:span></text:p>
      <text:p text:style-name="P45"/>
      <text:p text:style-name="P50">***</text:p>
      <text:p text:style-name="P48"/>
      <text:p text:style-name="P60">Дата: 12.04.<text:span text:style-name="T22">2142</text:span> А.С.</text:p>
      <text:p text:style-name="P60">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60"><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Пинки пришли в обычное состояние, хотя при встрече с Рэйнбоу Дэш она по прежнему прячет глаза.</text:p>
      <text:p text:style-name="P60"/>
      <text:p text:style-name="P62">***</text:p>
      <text:p text:style-name="P60"/>
      <text:p text:style-name="P60">Дата: 12.04.<text:span text:style-name="T22">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60">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при виде кексиков истерика случилась с Пинки Пай.</text:p>
      <text:p text:style-name="P60"/>
      <text:p text:style-name="P2">***</text:p>
      <text:p text:style-name="P1"/>
      <text:p text:style-name="P21">Сим повелеваем прекратить дальнейшие эксперименты<text:span text:style-name="T44"> с использованием </text:span><text:span text:style-name="T45">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Знакомство с <text:span text:style-name="T1">Рэйнбоу </text:span>Дэш</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60">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60">К сожалению, Луна запретила Твайлайт дальнейшие изыскания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60">Кроме того, Твайлайт сожгла кучу оборудования, что обусловило невозможность дальнейших исследований физически.</text:p>
      <text:p text:style-name="P60"/>
      <text:p text:style-name="P48">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text:soft-page-break/>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60">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text:soft-page-break/>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text:soft-page-break/>–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60"/>
      <text:p text:style-name="P60">«…Старый Свамбе говорит вам, маленькие иго-го, и вам, взрослые воины Нзака, и вам <text:span text:style-name="T7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50">***</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77">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2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22">—</text:span> так и в дурку попасть недолго. Вот и сейчас перегар такой, что снег плавится. Пройди реабилитацию и вернись в проект. А не примут <text:span text:style-name="T22">— найти новую работу. Так даже лучше: быстрее забудешь всю эту хренотень с рогатыми кобылами. </text:span>Будь мужиком, блеать! <text:span text:style-name="T22">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6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text:soft-page-break/>–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22">Солнечный лучик настойчиво пробивался сквозь плотно сомкнутые веки. Ветерок через открытое окно </text:span><text:span text:style-name="T1">щекотал уши и шуршал</text:span><text:span text:style-name="T22"> </text:span><text:span text:style-name="T1">занавесками</text:span><text:span text:style-name="T22">. Я раскрыл глаза, в который раз наслаждаясь ясной головой и абсолютной выспанностью </text:span><text:span text:style-name="T55">—</text:span><text:span text:style-name="T22"> роскошью, недоступной мне </text:span><text:span text:style-name="T1">годами</text:span><text:span text:style-name="T2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22">— и о</text:span>н<text:span text:style-name="T22"> з</text:span>нает, как приготовить<text:span text:style-name="T22"> </text:span>из них особенный вольт-сидр, который больше никто не сделает<text:span text:style-name="T22">.</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22">заклинание П</text:span>розрения<text:span text:style-name="T2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2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22">—</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2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22">— НЕТ!</text:span></text:p>
      <text:p text:style-name="P1">Твайлайт начала в возбуждении ходить по читальному залу.</text:p>
      <text:p text:style-name="P1"><text:span text:style-name="T46">– У меня недостаточно сил для контроля столь мощной энергии. И мне НЕ СТЫДНО в этом признаться! Я всего лишь единорог, не то, что некоторые!</text:span><text:span text:style-name="T55"> </text:span><text:span text:style-name="T46">Мощнее ускорителя только магия аликорнов и Элементов Гармонии. Если бы я была…</text:span><text:span text:style-name="T22"> </text:span>Ай!</text:p>
      <text:p text:style-name="P1">Твайлайт, погружённая в свои мысли, не заметила вылезшего из своей корзинки зевающего Спайка.</text:p>
      <text:p text:style-name="P1"><text:span text:style-name="T22">–</text:span> Элементы-шмелементы, <text:span text:style-name="T22">–</text:span> проворчал Спайк, выкарабкиваясь из-под Твайлайт, <text:span text:style-name="T22">–</text:span> доброе утро, <text:span text:style-name="T1">Анон</text:span>. Твай, ты не ушиблась?</text:p>
      <text:p text:style-name="P1"><text:span text:style-name="T22">–</text:span> Дет, всё в порядке. <text:span text:style-name="T2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8"><text:soft-page-break/><text:span text:style-name="T55">– Я </text:span><text:span text:style-name="T61">всегда буду оставаться в тени. </text:span><text:span text:style-name="T55">– </text:span><text:span text:style-name="T61">хлюпала единорожка. </text:span><text:span text:style-name="T55">– </text:span><text:span text:style-name="T6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22">– </text:span>Ты?!</text:p>
      <text:p text:style-name="P100"><text:span text:style-name="T2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22">– М</text:span>ожет, тогда ты скажешь, что в нём пошло не так и почему к вам попал я, а не сверхаликорн?</text:p>
      <text:p text:style-name="P100"><text:span text:style-name="T22">– </text:span>Не скажу. Заклинания Стар Свирла Бородатого обычно если срабатывают, то без ошибок.</text:p>
      <text:p text:style-name="P48"><text:span text:style-name="T22">– Если </text:span>только <text:span text:style-name="T22">их правильно вызывают. – </text:span>пробурчал Спайк, возвращаясь в корзинку.</text:p>
      <text:p text:style-name="P48">Я озадаченно взглянул на единорожку.</text:p>
      <text:p text:style-name="P33"><text:span text:style-name="T22">–</text:span> <text:span text:style-name="T1">Эмм. </text:span>Что он имел ввиду?</text:p>
      <text:p text:style-name="P33"><text:span text:style-name="T22">–</text:span> Ну, <text:span text:style-name="T22">–</text:span> Твайлайт смутилась, <text:span text:style-name="T22">–</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3"> </text:span><text:span text:style-name="T15">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22">–</text:span> <text:span text:style-name="T1">е</text:span>динорожка опустила голову.</text:p>
      <text:p text:style-name="P33"><text:span text:style-name="T22">– </text:span><text:span text:style-name="T1">Да, завершилось всё препаршиво. Принцесса Луна сказала, лучше бы её обратно на луну закинули.</text:span></text:p>
      <text:p text:style-name="P67">Единорожка с жаром закивала.</text:p>
      <text:p text:style-name="P33"><text:span text:style-name="T2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22">– </text:span><text:span text:style-name="T1">Хм. Нет.</text:span></text:p>
      <text:p text:style-name="P33"><text:span text:style-name="T22">– </text:span><text:span text:style-name="T1">А друзья?</text:span></text:p>
      <text:p text:style-name="P33"><text:span text:style-name="T22">– </text:span><text:span text:style-name="T1">У меня был друг. Погиб два месяца назад.</text:span></text:p>
      <text:p text:style-name="P67">Уши единорожки опустились в печали.</text:p>
      <text:p text:style-name="P1"><text:span text:style-name="T22">–</text:span> О, мои соболезнования! Друзей терять <text:span text:style-name="T1">тоже</text:span> тяжко.</text:p>
      <text:p text:style-name="P1"><text:span text:style-name="T22">–</text:span> Всё в порядке, Твайлайт.<text:span text:style-name="T2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2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5">— </text:span><text:span text:style-name="T4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46">«кстати, это идея…»</text:span></text:p>
      <text:p text:style-name="P1"><text:span text:style-name="T2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55">. Годится?</text:span></text:p>
      <text:p text:style-name="P1"><text:soft-page-break/><text:span text:style-name="T2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22">– </text:span><text:span text:style-name="T1">Ерунда! Там стоит запрет только для пони. На приматах Луна экспериментировать не запрещала</text:span><text:span text:style-name="T46">.</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42">Чужестранец-примат разбил сердце нашей обожаемой Селестии! Двор в отчаянии </text:span><text:span text:style-name="T26">— </text:span><text:span text:style-name="T42">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22">– </text:span>Привет, Эй-Джей! У тебя проблемы?</text:p>
      <text:p text:style-name="P48"><text:span text:style-name="T22">– </text:span>Привет, сахарок. <text:span text:style-name="T22">– </text:span>озабоченно поприветствовала меня фермерша. <text:span text:style-name="T2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22">– </text:span>А ты, Большой Мак, вместо того, штоб хихикать, лучше б тележку починил. Уже полдень! Не успеем распродать яблоки <text:span text:style-name="T22">—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pan text:style-name="T22">–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22">–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22">– Г</text:span>отово. Принимай работу, хозяйка!</text:p>
      <text:p text:style-name="P48">Эпплджек присвистнула и стиснула меня в сокрушающих объятиях.</text:p>
      <text:p text:style-name="P48"><text:soft-page-break/><text:span text:style-name="T22">–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22">– </text:span><text:s/>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22">–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22">–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22">– </text:span>Бери, сахарок. Для тебя <text:span text:style-name="T22">— </text:span>самые <text:span text:style-name="T22">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27">— </text:span><text:span text:style-name="T77">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7">— </text:span><text:span text:style-name="T77">объявляла вывеска.</text:span></text:p>
      <text:p text:style-name="P52">Ну что же, Анон, если тебе повезёт, ты найдёшь тут пару блюд без травы!</text:p>
      <text:p text:style-name="P52"/>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22">– </text:span>Свободно? <text:span text:style-name="T22">– </text:span>спросил я у единственной пони, сидящей за столиком.</text:p>
      <text:p text:style-name="P48"><text:span text:style-name="T22">– </text:span>Да-да, конечно. <text:span text:style-name="T2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22">– <text:s/></text:span>Пирог с грибами, яишницу и чизкейк<text:span text:style-name="T22"> – </text:span>сообщил я подошедшей официантке.</text:p>
      <text:p text:style-name="P48"><text:span text:style-name="T22">– </text:span>Советую выбрать салат «по-кантерлотски». <text:span text:style-name="T22">– </text:span>так же убито пробормотала моя соседка по столу. <text:span text:style-name="T22">– </text:span>Очень вкусно. Копыта оближешь. И мягкий, как подушка, к тому же.</text:p>
      <text:p text:style-name="P48"><text:span text:style-name="T22">– </text:span>И салат «по-кантерлотски». <text:span text:style-name="T22">– добавил я к заказу я, удивляясь, причём тут подушка?</text:span></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22">– </text:span>Вы, наверное, ждёте кого-то?</text:p>
      <text:p text:style-name="P51"><text:span text:style-name="T22">– </text:span>Неа.</text:p>
      <text:p text:style-name="P51"><text:span text:style-name="T22">– </text:span>Просто обедаете?</text:p>
      <text:p text:style-name="P51"><text:span text:style-name="T22">– </text:span>Неа.</text:p>
      <text:p text:style-name="P51"><text:span text:style-name="T22">– </text:span>Просто сидите и мрачно смотрите на меня?</text:p>
      <text:p text:style-name="P51"><text:soft-page-break/><text:span text:style-name="T22">– </text:span>Неа.</text:p>
      <text:p text:style-name="P51"/>
      <text:p text:style-name="P51">Хм, а эта пони не из разговорчивых. Ну ладно.</text:p>
      <text:p text:style-name="P42"/>
      <text:p text:style-name="P51"><text:span text:style-name="T22">– </text:span>А что же вы делаете?</text:p>
      <text:p text:style-name="P51"><text:span text:style-name="T22">– </text:span>Веселюсь. <text:span text:style-name="T22">– </text:span>мрачно заявила пони.</text:p>
      <text:p text:style-name="P51"><text:span text:style-name="T22">–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22">–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pan text:style-name="T22">– </text:span>Мы с вами раньше встречались?</text:p>
      <text:p text:style-name="P51"><text:span text:style-name="T22">– </text:span>Неа! <text:span text:style-name="T22">– </text:span>пони улыбалась уже широкой улыбкой от уха и до уха. <text:span text:style-name="T22">–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22">– </text:span>Оставь, Салвер.<text:span text:style-name="T22"> </text:span>Ему за счёт заведения.</text:p>
      <text:p text:style-name="P48"><text:span text:style-name="T22">– </text:span>Ясно, мисс Пинки. <text:span text:style-name="T22">– </text:span>официантка кивнула и ушла.</text:p>
      <text:p text:style-name="P48"><text:span text:style-name="T22">– Ч</text:span>его-о-о?<text:span text:style-name="T22"> </text:span>Так это твой бар?</text:p>
      <text:p text:style-name="P48"><text:span text:style-name="T22">– </text:span>Агась. <text:span text:style-name="T22">– </text:span>поняха развела копытами. <text:span text:style-name="T22">– </text:span>Надо же мне было чем-то заниматься после увольнения от Кейков<text:span text:style-name="T2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22">– </text:span>Пинки понизила голос до шёпота, <text:span text:style-name="T2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22">– </text:span>Тихо-тихо. <text:span text:style-name="T22">– </text:span>я оглянулся на посетителей. Поняху определённо надо было успокоить: шёпот Пинки, наверное, был слышен даже на улице. <text:span text:style-name="T22">– </text:span>Не вспоминай опять. Давай лучше выпьем на брудершафт. За знакомство.</text:p>
      <text:p text:style-name="P48"><text:span text:style-name="T22">– </text:span>Агась! <text:span text:style-name="T22">– согласно </text:span>кивнула пони, придвигая ко мне бутылку. <text:span text:style-name="T22">–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22">– </text:span>У меня есть идея получше. <text:span text:style-name="T22">– </text:span>на свет показалась фляга Большого Макинтоша.</text:p>
      <text:p text:style-name="P48"><text:span text:style-name="T22">– </text:span>Ух ты-ы-ы! <text:span text:style-name="T22">– </text:span>Пинки понюхала горлышко. <text:span text:style-name="T2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oft-page-break/><text:span text:style-name="T22">– </text:span>Починил телегу. Только молчок про самогон, раз уж ты в курсе. <text:span text:style-name="T22">– </text:span>я разлил сидр по чашкам.</text:p>
      <text:p text:style-name="P48"><text:span text:style-name="T22">– </text:span>Да ты что?! Чтоб я разболтала главную тайну Биг Мака, про которую не знают целых две пони в Понивилле? За кого ты меня принимаешь? <text:span text:style-name="T2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22">–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22">– У </text:span>тебя такая смешная мордочка! <text:span text:style-name="T22">– </text:span>захихикали Пинки, покачиваясь. <text:span text:style-name="T22">– </text:span>Как будто ты <text:span text:style-name="T77">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22">– </text:span>Эмм… Скажи-ка мне, мой друг П-п-пинки… Легенда про фаэри <text:span text:style-name="T27">— </text:span><text:span text:style-name="T77">эт правда?</text:span></text:p>
      <text:p text:style-name="P48"><text:span text:style-name="T27">– </text:span><text:span text:style-name="T77">Какая из? Их много, вообще-то. Ик!</text:span></text:p>
      <text:p text:style-name="P48"><text:span text:style-name="T27">– </text:span><text:span text:style-name="T77">Про принцесс. Про то, что они фаэри, спустившиеся с неба во плоти, чтоб помогать пони управлять Эквестрией?</text:span></text:p>
      <text:p text:style-name="P48"><text:span text:style-name="T27">– Н</text:span><text:span text:style-name="T77">он-нон, </text:span><text:span text:style-name="T27">– </text:span><text:span text:style-name="T77">захихикала Пинки, взъерошив копытами розовые кудряшки и попытавшись соорудить из них бороду, </text:span><text:span text:style-name="T27">– </text:span><text:span text:style-name="T7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27">– </text:span><text:span text:style-name="T77">Да так. Всё думаю, насколько это одиноко — быть бессмертной в мире смертных. Когда сам никого не любишь, и тебя никто не любит…</text:span></text:p>
      <text:p text:style-name="P48"><text:span text:style-name="T27">– </text:span><text:span text:style-name="T77">Ты что-о-о! Нельзя любить фаэри! Она похитит твоё сердце, и ты будешь искать её, пока не… </text:span><text:span text:style-name="T27">– </text:span><text:span text:style-name="T77">Пинки погрузилась мордочкой в так и не съеденный салат «по-кантерлотски» и захрапела.</text:span></text:p>
      <text:p text:style-name="P48"><text:span text:style-name="T27">– </text:span><text:span text:style-name="T77">Пока не умру?</text:span></text:p>
      <text:p text:style-name="P48"><text:span text:style-name="T27">– </text:span><text:span text:style-name="T77">Нет, глупенький. </text:span><text:span text:style-name="T27">– </text:span><text:span text:style-name="T77">пробулькала Пинки из миски. </text:span><text:span text:style-name="T27">– </text:span><text:span text:style-name="T77">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2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БАМММ!!!</text:p>
      <text:p text:style-name="P52"><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2"><text:span text:style-name="T22">– </text:span>Судя по тому, как ты стремительно сбежал от меня не попрощавшись, у тебя проблемы. <text:span text:style-name="T22">– </text:span>заметила с укором кобылка. <text:span text:style-name="T22">– </text:span>Странно, мы, вроде, только сегодня познакомились.</text:p>
      <text:p text:style-name="P52"><text:span text:style-name="T22">– </text:span>Пинки, <text:span text:style-name="T22">– </text:span>несчастным голосом сообщил я ей. <text:span text:style-name="T22">– </text:span>Если я до шести не окажусь дома, проблемы будут у одной маленькой пони. Очень большие проблемы.</text:p>
      <text:p text:style-name="P52"><text:span text:style-name="T22">– </text:span>Хм. <text:span text:style-name="T22">– </text:span>кобылка через окно посмотрела на часы в баре. <text:span text:style-name="T22">– </text:span>Тогда нам надо поторопиться! У нас есть шесть минут!</text:p>
      <text:p text:style-name="P52"><text:span text:style-name="T22">– </text:span>У нас?</text:p>
      <text:p text:style-name="P52">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text:span text:style-name="T22">– </text:span>Сто-о-ой! <text:span text:style-name="T22">– </text:span>заорал я. <text:span text:style-name="T22">– </text:span>Выпрыгивай из бочки!!!</text:p>
      <text:p text:style-name="P52">Кобылка-пилот улыбнулась и постукала копытцем по шлему, показывая, что не слышит меня.</text:p>
      <text:p text:style-name="P52"><text:span text:style-name="T22">– </text:span>Выпрыгива-а-а… <text:span text:style-name="T22">–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
      <text:p text:style-name="P52"><text:soft-page-break/><text:span text:style-name="T22">– </text:span>Эмм… Уже можно открывать? <text:span text:style-name="T22">– л</text:span>имонная поняшка отняла копыта от висков и открыла глаза. <text:span text:style-name="T22">–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22">– </text:span>Смотри, вот те и ответ на вопрос, куда деваются пони!</text:p>
      <text:p text:style-name="P52"><text:span text:style-name="T22">– </text:span>Где? <text:span text:style-name="T22">– </text:span>единорожка начала оглядываться.</text:p>
      <text:p text:style-name="P52"><text:span text:style-name="T22">– </text:span>Да ты не туда, ты сюда смотри! Вишь, прямо перед тобой! <text:span text:style-name="T22">– </text:span>жёлтая ткнула копытом прямо в меня. <text:span text:style-name="T22">–</text:span> Вот! Его тут до икс-пи-ри-мен-та не было. А терь он есть! Значит, это и есть ответ! Смекаешь?</text:p>
      <text:p text:style-name="P52"><text:span text:style-name="T22">– </text:span>И что? Я всё равно не пойму, куда деваются пони? И куда пропала Скуталу?</text:p>
      <text:p text:style-name="P52"><text:span text:style-name="T22">– Я </text:span>их ем. <text:span text:style-name="T22">– </text:span>зверски ухмыльнувшись, сообщил я кобылкам. <text:span text:style-name="T22">– </text:span>Мне нравятся пони. Особенно я люблю непослушных жеребят.</text:p>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3">Приветствую тебя, мой маленький человек!</text:p>
      <text:p text:style-name="P63">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3">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3">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2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22">— </text:span>ключ к разгадке тайны исчезновения пони.</text:p>
      <text:p text:style-name="P63"><text:span text:style-name="T2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1"><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3">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22">— </text:span>прорехи в ткани действительности появились и в реальном мире.</text:p>
      <text:p text:style-name="P63">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22">— </text:span>компания алмазных псов, производящая рубиновые резонаторы для ускорителей <text:span text:style-name="T2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22">— </text:span>в Эквестрии больше нет производства магических ускорителей.</text:p>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Анон, мне крайне неудобно подгонять тебя.<text:span text:style-name="T2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2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22">P.S. Н</text:span>е гневите мироздание воровством! <text:span text:style-name="T42">Обмен рулит</text:span>!»</text:p>
      <text:p text:style-name="P6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2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3">До встречи, Анон! Крепко обнимаю <text:span text:style-name="T22">— </text:span>если ты уже не сердишься на меня <text:span text:style-name="T22">—</text:span> или просто кладу рог тебе на плечо в противном случае.</text:p>
      <text:p text:style-name="P63"/>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Мэйнхэттен</text:h>
      <text:p text:style-name="P86"/>
      <text:p text:style-name="P52"><text:span text:style-name="T22">–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22">– </text:span>Не отсылается. Глюк какой-то.</text:p>
      <text:p text:style-name="P52">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22">«connection timeout». </text:span>А с особенностями понячьей бюрократии я уже немного ознакомился: было бы легче уговорить Сел написать солнцем «<text:span text:style-name="T22">х#й</text:span>» на небе, чем заставить пони-чинушу поступиться хотя бы запятой в должностных инструкциях.</text:p>
      <text:p text:style-name="P52"><text:span text:style-name="T22">– </text:span>Может, она заснула? <text:span text:style-name="T22">– </text:span>Твайлайт ходила кругами по периметру библиотеки. <text:span text:style-name="T22">– </text:span>Ты говорил, она в последнее время выглядит невыспавшейся.</text:p>
      <text:p text:style-name="P52"><text:span text:style-name="T22">– А </text:span>я думаю, это её критические дни или какая-нибудь другая подобная фигня мешает. <text:span text:style-name="T22">– </text:span>вклинилась радужногривая пегаска. <text:span text:style-name="T2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2"><text:span text:style-name="T22">– </text:span>Это неправильно! <text:span text:style-name="T22">– </text:span>заявила Рэйнбоу Дэш, отвернувшись от окна.</text:p>
      <text:p text:style-name="P52"><text:span text:style-name="T22">– </text:span>Ну да, я тоже так считаю. <text:span text:style-name="T22">– </text:span>откликнулся я. <text:span text:style-name="T22">– </text:span>Тащиться через полстраны только из-за неправильно составленной бумажки!</text:p>
      <text:p text:style-name="P52"><text:span text:style-name="T22">– </text:span>Да я не про то! <text:span text:style-name="T22">– </text:span>отмахнулась пегаска. <text:span text:style-name="T22">– </text:span>Посмотри на поле.</text:p>
      <text:p text:style-name="P52"><text:span text:style-name="T22">– </text:span>И что? Поле как поле.</text:p>
      <text:p text:style-name="P52"><text:soft-page-break/><text:span text:style-name="T22">– </text:span>Оно не убрано. <text:span text:style-name="T22">– </text:span>мрачно ответила пегаска. <text:span text:style-name="T22">–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22">– </text:span>У самого посёлка поля убраны. Наверняка дойдёт дело и до остальных.</text:p>
      <text:p text:style-name="P52"><text:span text:style-name="T22">– </text:span>Не дойдёт. <text:span text:style-name="T22">– </text:span>Рэйнбоу Дэш уставилась в карты, сморщила нос и побила мою шестёрку валетом. <text:span text:style-name="T22">–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22">– </text:span>Спасибо, но от пинкиных плюшек у меня фланки округляются.</text:p>
      <text:p text:style-name="P52"><text:span text:style-name="T22">– </text:span>Да ладно тебе, Дэш! От одной не округлятся.</text:p>
      <text:p text:style-name="P52"><text:span text:style-name="T22">– </text:span>От одной —<text:span text:style-name="T22"> </text:span>нет. Но я же на одной не остановлюсь. <text:span text:style-name="T22">– п</text:span>егаска взяла карту и нахмурилась. <text:span text:style-name="T22">–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22"> </text:span>Как будто…</text:p>
      <text:p text:style-name="P52"><text:span text:style-name="T22">– О</text:span>но и понятно, что поля не убраны. Откуда же им быть убранными, когда на двух работающих пони целая толпа бездельников!</text:p>
      <text:p text:style-name="P52">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22">– </text:span>Они паслись… Ты можешь себе представить? Анон!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22">– </text:span>Что за…?</text:p>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2"><text:span text:style-name="T22">– </text:span>Леди и джентльпони! Просьба не паниковать! Поезд дальше не идёт: впереди провал! <text:span text:style-name="T22">– </text:span>крикнул проводник.</text:p>
      <text:p text:style-name="P52"><text:span text:style-name="T22">– </text:span>Какой ещё, в дышло, провал? Я проезжал тут два дня назад!</text:p>
      <text:p text:style-name="P52"><text:span text:style-name="T22">– </text:span>Безобразие! Верните мне деньги за билет!</text:p>
      <text:p text:style-name="P52"><text:span text:style-name="T22">– </text:span>Как вы смеете! Я опоздаю в порт! Вы будете платить неустойку! <text:s/><text:span text:style-name="T22">–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2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text:soft-page-break/>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22">– </text:span>Эта дыра фиг знает на сколько длится! <text:span text:style-name="T22">– </text:span>заявила Дэш, выныривая из темноты. <text:span text:style-name="T22">–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22">– </text:span>Дэш, нам надо на ту сторону.</text:p>
      <text:p text:style-name="P52">Пегаска развела копытами.</text:p>
      <text:p text:style-name="P52"><text:span text:style-name="T22">– </text:span>Нет проблем. Я могу тебя перенести.</text:p>
      <text:p text:style-name="P52">Я с сомнением посмотрел на пегаску. Дэш в холке была мне по пояс.</text:p>
      <text:p text:style-name="P52"><text:span text:style-name="T22">–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22">– </text:span>Почти. На восемьдесят процентов. Тут какой-то воздух разрежённый, мне трудно удерживать тебя. <text:span text:style-name="T22">– </text:span>пожаловалась пегаска. <text:span text:style-name="T22">– </text:span><text:s/>Хотя раньше я и побольше вес подымала, честно!</text:p>
      <text:p text:style-name="P52">Мля.</text:p>
      <text:p text:style-name="P52"><text:span text:style-name="T2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22">–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22"> </text:span>я уже давно заметил, что пони, за исключением пегасов, по весу были не легче, а то и тяжелее меня. Я поплевал на руки и сбросил рюкзак.</text:p>
      <text:p text:style-name="P52"/>
      <text:p text:style-name="P52">…</text:p>
      <text:p text:style-name="P52"><text:soft-page-break/></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22">– </text:span>двенадцать метров вперёд. Вот, переползу через стык <text:span text:style-name="T2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и трясся как в лихорадке. От пережитого шока меня тошнило. Ёбаная Селестия!</text:p>
      <text:p text:style-name="P52"><text:span text:style-name="T22">– </text:span>Ты как, в порядке? Анон? <text:span text:style-name="T22">– п</text:span>егаска озабоченно потрогала меня за плечо. <text:span text:style-name="T22">–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22">–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text:soft-page-break/>Мы стояли перед выставочным павильоном Псинтела, о чём свидетельствовала вывеска «<text:span text:style-name="T2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22">– </text:span>Павильон закрыт! Вы опоздали на две недели. <text:span text:style-name="T22">–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4">«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64">Принцесса Селестия Эквестрийская, Дневная Глава Диархии, Непобедимое Солнце, Защитница Кантерлота, Страж Эверфри и прочая и прочая…» </text:span><text:span text:style-name="T57">– </text:span><text:span text:style-name="T62">прочитал охранник, близоруко щурясь.</text:span></text:p>
      <text:p text:style-name="P52"/>
      <text:p text:style-name="P52"><text:span text:style-name="T22">– </text:span>Удостоверение личности предъявлять? <text:span text:style-name="T22">– </text:span>осведомился я.</text:p>
      <text:p text:style-name="P52"><text:span text:style-name="T22">– </text:span>Ч-ч-человеку А-а-анонимусу? <text:span text:style-name="T22">–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22">– </text:span>Нет, ты видела? Он мне чуть пальцы не размозжил, с-с-скотина!!! <text:span text:style-name="T22">– </text:span>заорал я, прыгая на одной ноге. <text:span text:style-name="T22">– </text:span>Вызывай полицию, пока я этого мудака не прибил нахрен!</text:p>
      <text:p text:style-name="P52">Дэш, ни слова не говоря, прислонила ухо к двери.</text:p>
      <text:p text:style-name="P52"><text:span text:style-name="T22">– </text:span>Будешь смеяться, но именно этим он и занят. Вызывает полицию по телефону. <text:span text:style-name="T22">– </text:span>сообщила пегаска.</text:p>
      <text:p text:style-name="P52"><text:span text:style-name="T22">– </text:span>Ха-ха-ха! Очень смешно, сейчас животик надорву! <text:span text:style-name="T22">– </text:span>съязвил я. <text:span text:style-name="T22">–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22">– </text:span>Оп-па! <text:span text:style-name="T22">– </text:span>пегаска оторвала ухо от двери. <text:span text:style-name="T22">– Анон</text:span>,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22">– </text:span>Сколько у нас времени?</text:p>
      <text:p text:style-name="P52">Дэш почесала в затылке.</text:p>
      <text:p text:style-name="P52"><text:span text:style-name="T2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22">– </text:span>двадцать пя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22">–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soft-page-break/>…</text:p>
      <text:p text:style-name="P52"/>
      <text:p text:style-name="P52">Я рубил пожарным топором тяжёлую директорскую дверь с табличкой «<text:span text:style-name="T2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2"><text:span text:style-name="T22">– “</text:span>Портативный магоэнергетический ускоритель «<text:span text:style-name="T26">Psyntel Rari2+ DDR</text:span>»,<text:span text:style-name="T22"> </text:span>демо-прототип<text:span text:style-name="T22">” – </text:span>прочитал я на бирке. <text:span text:style-name="T22">– </text:span>Оно!</text:p>
      <text:p text:style-name="P52">Снаружи послышался вой сирены и цокот множества копыт.</text:p>
      <text:p text:style-name="P52"><text:span text:style-name="T2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22">– </text:span>Это твои двадцать минут? <text:span text:style-name="T22">– </text:span>возмутился я. <text:span text:style-name="T22">– </text:span>Да ещё и десяти не прошло!</text:p>
      <text:p text:style-name="P52">Дэш вымучено скривилась.</text:p>
      <text:p text:style-name="P52"><text:span text:style-name="T22">– Человек</text:span> Анонимус, здание окружено! Мы знаем, что ты внутри! Выходи добровольно, или будешь взят силой! <text:span text:style-name="T22">– </text:span>загремел усиленный мегафоном голос.</text:p>
      <text:p text:style-name="P52">Я разбил топором стеклянные дверцы прибора и вытащил рубины.</text:p>
      <text:p text:style-name="P52"><text:span text:style-name="T22">–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2">Пегаска отрицательно помотала головой.</text:p>
      <text:p text:style-name="P52"><text:span text:style-name="T22">– </text:span>Ну уж фигушки. Я тебя тут не оставлю.</text:p>
      <text:p text:style-name="P52"><text:span text:style-name="T22">– </text:span>Дэш! <text:span text:style-name="T22">– </text:span>взмолился я. <text:span text:style-name="T2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22">– Н</text:span>е тупи! <text:span text:style-name="T22">– </text:span>упрямо мотнула головой пегаска. <text:span text:style-name="T22">–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22">– </text:span>Быстро за мной! <text:span text:style-name="T22">–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22">– Ю-</text:span>хууу<text:span text:style-name="T22">!!!</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22">–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22"> </text:span></text:p>
      <text:p text:style-name="P52"><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22">– Анон</text:span>, подвинься!</text:p>
      <text:p text:style-name="P52">Пегаска оттеснила меня крупом и повернулась к двери задом.</text:p>
      <text:p text:style-name="P52"><text:span text:style-name="T22">–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22">– </text:span>Ты чего на меня так уставился? <text:span text:style-name="T22">– </text:span>подозрительно спросила пегаска.</text:p>
      <text:p text:style-name="P52"><text:span text:style-name="T22">– </text:span>Да так… Не ожидал, что ты такая…</text:p>
      <text:p text:style-name="P52"><text:span text:style-name="T22">– </text:span>Офигенски сильная? <text:span text:style-name="T22">– </text:span>зарделась Дэш. <text:span text:style-name="T22">–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22">– </text:span>Ну вот, теперь действуй! — я положил рубины в кошелёк, повесил его пегаске на шею и вдруг, сам для себя неожиданно, обнял её худенькое тело. <text:span text:style-name="T2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22">– </text:span>Ты! Не! По! Нял! Те! Бе! Не! Льзя! Тут! Ос! Та! ВАТЬСЯ!!! <text:span text:style-name="T22">–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Таких ругательств, что раздались через мгновение, ты ещё в Эквестрии не слыхал, Анон!</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22">–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text:soft-page-break/>Некоторое время было тихо. Потом хлопнули ставни и чей-то сонный голос недовольно пробормотал:</text:p>
      <text:p text:style-name="P52"><text:span text:style-name="T22">–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22">–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22">–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22">– </text:span>А это у нас кто? Гм-м. Пегаска. Вот так раз! Рэйнбоу Дэш! Какими судьбами?</text:p>
      <text:p text:style-name="P52"><text:span text:style-name="T22">– </text:span>ТРИКСИ! <text:span text:style-name="T22">– <text:s/></text:span>фейсхуфнула Дэш. <text:span text:style-name="T22">– </text:span>Во имя Селестии, ЧТО ты тут делаешь?!!</text:p>
      <text:p text:style-name="P52"><text:span text:style-name="T22">– </text:span>Зарабатываем себе на жизнь представлениями, как ни странно! <text:span text:style-name="T22">– </text:span>язвительно ответила единорожка. <text:span text:style-name="T22">– </text:span>А вот что ВЫ делаете в НАШЕМ саду??!</text:p>
      <text:p text:style-name="P52">Так как дипломатические таланты пегаски явно оставляли желать лучшего, я решил взять переговоры в свои руки.</text:p>
      <text:p text:style-name="P52"><text:span text:style-name="T22">–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22">– </text:span>Нам не интересно знать, что ты подумал. <text:span text:style-name="T22">– </text:span>единорожка зевнула. <text:span text:style-name="T22">– </text:span>Мы намерены сдать вас в полицию.</text:p>
      <text:p text:style-name="P52"><text:span text:style-name="T22">– </text:span>Трикси! Не смей! У нас мегаважное задание! Нам нужно вернуться в Понивилль во что бы то ни стало! <text:span text:style-name="T22">– </text:span>пегаска извивалась изо всех сил, пытаясь выбраться из магического захвата.</text:p>
      <text:p text:style-name="P52"><text:span text:style-name="T22">– </text:span>Три раза ХА! Назови хоть одну причину, по которой нам должно быть не всё равно! <text:span text:style-name="T22">– </text:span>насмешливо сказала Трикси. <text:span text:style-name="T22">–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22">– </text:span>Ей ведь нельзя рассказывать, да?</text:p>
      <text:p text:style-name="P52"><text:span text:style-name="T22">– </text:span>Нельзя. <text:span text:style-name="T22">– </text:span>подтвердил я. <text:span text:style-name="T22">–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22">– </text:span>Трикси. Если ты нас не выдашь, я готова выступать. В твоих представлениях. Кем угодно. Целый месяц! После сопровождения Анона в Понивилль…</text:p>
      <text:p text:style-name="P52"><text:span text:style-name="T22">– </text:span>ОГО!</text:p>
      <text:p text:style-name="P52">Единорожка аж села на крыльцо от удивления.</text:p>
      <text:p text:style-name="P52"><text:span text:style-name="T22">– </text:span>Представлем себе, ЧТО вы скрываете, если ты готова на ТАКОЕ! Признаюсь, тебе удалось нас заинтересовать!</text:p>
      <text:p text:style-name="P52"><text:soft-page-break/>Единорожка в задумчивости стала ходить по веранде туда-сюда, разговаривая сама с собой.</text:p>
      <text:p text:style-name="P52"><text:span text:style-name="T2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22">– </text:span>Мы приняли решение не выдавать вас полиции в обмен на то, что вы расскажете нам о вашей секретной миссии!</text:p>
      <text:p text:style-name="P52"><text:span text:style-name="T22">– </text:span>Не пойдёт! <text:span text:style-name="T22">– </text:span>заявил я. <text:span text:style-name="T22">– </text:span>Я уже сказал, что это тайна. Мне добавить нечего.</text:p>
      <text:p text:style-name="P52"><text:span text:style-name="T22">– </text:span>Да неужели? <text:span text:style-name="T22">– </text:span>захлопала ресницами Трикси. <text:span text:style-name="T22">–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38"/>
      <text:p text:style-name="P52"><text:span text:style-name="T22">– </text:span>Так вот, почему в последнее время представления были такими изматывающими! Утечка магии не может не волновать нас! <text:span text:style-name="T22">– </text:span>единорожка задумалась. <text:span text:style-name="T22">– </text:span>Но твой рассказ не объясняет нам, куда исчезла принцесса Селестия!</text:p>
      <text:p text:style-name="P52"><text:span text:style-name="T22">– </text:span>Так вот почему я не могу нести тебя! <text:span text:style-name="T22">– </text:span>вторила ей пегаска. <text:span text:style-name="T2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Я едва не пропустил мимо ушей сказанное единорожкой.</text:p>
      <text:p text:style-name="P52"><text:span text:style-name="T22">–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42">Исчезновение дневной главы диархии: Эквестрия в панике!</text:span>» (статья двухдневной давности).</text:p>
      <text:p text:style-name="P52">«<text:span text:style-name="T42">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2">«<text:span text:style-name="T4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42">Да отстаньте же вы от меня! Он сказал, что ест пони, но я этого НЕ ВИДЕЛА!!!</text:span>»).</text:p>
      <text:p text:style-name="P52"><text:soft-page-break/>«<text:span text:style-name="T42">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4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22">“Wanted…” .</text:span></text:p>
      <text:p text:style-name="P38"><text:span text:style-name="T2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2"><text:span text:style-name="T22">– </text:span>Прикинь, а? <text:span text:style-name="T22">– </text:span>участливо ткнулась в меня носом Дэш. <text:span text:style-name="T22">– </text:span>Над моими приколами тоже одна я и смеюсь. У<text:span text:style-name="T22"> </text:span>большинства вместо чувства юмора жир на ляжках.</text:p>
      <text:p text:style-name="P69">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Я зажал голову в ладонях и застонал, покачиваясь из стороны в сторону.</text:p>
      <text:p text:style-name="P52"><text:span text:style-name="T22">–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2"><text:soft-page-break/>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9"><text:span text:style-name="T1">«…</text:span><text:span text:style-name="T3">А ускоритель </text:span><text:span text:style-name="T2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2">Дэш в отчаянии стала трясти меня. При последних её словах у меня в мозгу зажглась лампочка.</text:p>
      <text:p text:style-name="P52">Флаттершай. Эпплджек. Рэрити. Пинки Пай. Твайлайт. Рэйнбоу Дэш. Бинго!</text:p>
      <text:p text:style-name="P52">МУ-ХА-ХА!</text:p>
      <text:p text:style-name="P52">Кажется, ты знаешь, как показать фак провидению, Анон! The <text:span text:style-name="T22">Show must go on!</text:span></text:p>
      <text:p text:style-name="P52">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2">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22">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Анон, залазь в фургон. Там впереди какой-то посёлок. Купим еды и узнаем новости.</text:p>
      <text:p text:style-name="P52"/>
      <text:p text:style-name="P53">***</text:p>
      <text:p text:style-name="P52"/>
      <text:p text:style-name="P52">День спустя…</text:p>
      <text:p text:style-name="P52"/>
      <text:p text:style-name="P52">«<text:span text:style-name="T42">Добро пожаловать в Груммингтон! Вам здесь рады!</text:span></text:p>
      <text:p text:style-name="P52"><text:span text:style-name="T42">Население города </text:span><text:span text:style-name="T79">302 пони</text:span><text:span text:style-name="T42">.</text:span></text:p>
      <text:p text:style-name="P52"><text:span text:style-name="T79">250 пони</text:span><text:span text:style-name="T42">.</text:span></text:p>
      <text:p text:style-name="P52"><text:span text:style-name="T79">125 поней</text:span><text:span text:style-name="T42">.</text:span></text:p>
      <text:p text:style-name="P52"><text:span text:style-name="T42">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у окна и продолжил писать письмо.</text:p>
      <text:p text:style-name="P52"/>
      <text:p text:style-name="P52">«…<text:span text:style-name="T38">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4">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4"><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4">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4">Не знаю, зачем я перед тобой оправдываюсь? Ладно.</text:p>
      <text:p text:style-name="P6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52">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51">Крепко обнимаю, чешу холку, хлопаю по шее! Твой Анон. </text:span><text:span text:style-name="T38">Дружба </text:span><text:span text:style-name="T51">—</text:span><text:span text:style-name="T38"> </text:span><text:span text:style-name="T3">э</text:span><text:span text:style-name="T38">то, </text:span><text:span text:style-name="T81">так её </text:span><text:span text:style-name="T3">разэтак</text:span><text:span text:style-name="T81">,</text:span><text:span text:style-name="T38"> магия!</text:span></text:p>
      <text:p text:style-name="P150"/>
      <text:p text:style-name="Standard"><text:span text:style-name="T38">P.S. Мне тебя не хватает. Сильно.</text:span><text:span text:style-name="T72">»</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Ы-ы-ы… Почему всё так… хнык… паршиво? Что мы сделали не так? Хнык… Я даже не знаю, с кем надо подраться, чтобы всё исправить…</text:p>
      <text:p text:style-name="P52"><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размеренный 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text:soft-page-break/></text:p>
      <text:p text:style-name="P52">«<text:span text:style-name="T79">37 пни</text:span></text:p>
      <text:p text:style-name="P72">24пн</text:p>
      <text:p text:style-name="P72">15</text:p>
      <text:p text:style-name="P52"><text:span text:style-name="T42">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42">Добро пожаловать в Груммингтон! Вам здесь рады!</text:span></text:p>
      <text:p text:style-name="P52"><text:span text:style-name="T42">Население города </text:span><text:span text:style-name="T79">302 пони</text:span><text:span text:style-name="T42">.</text:span></text:p>
      <text:p text:style-name="P52"><text:span text:style-name="T79">250 пони</text:span><text:span text:style-name="T42">.</text:span></text:p>
      <text:p text:style-name="P52"><text:span text:style-name="T79">125 поней</text:span><text:span text:style-name="T42">.</text:span></text:p>
      <text:p text:style-name="P52"><text:span text:style-name="T42">54 паня.</text:span>»</text:p>
      <text:p text:style-name="P52"/>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Анон!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Анон, запрыгивай!</text:p>
      <text:p text:style-name="P52"><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8"/>
      <text:p text:style-name="P52">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4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9">«</text:span><text:span text:style-name="T4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9">».</text:span> «<text:span text:style-name="T42">Провинция пустеет: репортаж из обеспоневшего посёлка</text:span>». «<text:span text:style-name="T42">Нехватка пегасов-погодников: указ принцессы Луны разрешает набор в погодные команды пегасов с аттестатами по ускоренному курсу</text:span>». «<text:span text:style-name="T42">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42">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text:soft-page-break/>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Бггг! – <text:s/>заржала пегаска. – Анон, не будь нытиком! Прикольная же шутка!</text:p>
      <text:p text:style-name="P52"><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идя меня впервые.</text:p>
      <text:p text:style-name="P52">– Ты имеешь ввиду, что тебе утром некому сказать: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text:soft-page-break/>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восемьдесят фунтов. – половина наших запасов картошки ухнула следом.</text:p>
      <text:p text:style-name="P52">– Я могу тащить тебя, когда ты весишь двести! – насос и запасное колесо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text:soft-page-break/>– Погоди, Дэш, консервы-то не выкидывай! Ты ж сама говорила, что только-только размялась и всё такое. <text:span text:style-name="T80">И товары</text:span> вовсе<text:span text:style-name="T80"> не </text:span>бесплатные<text:span text:style-name="T80"> <text:s/></text:span>— я оставлял в магазинах деньги! — последние, кстати. Дай, я сам отберу припасы…</text:p>
      <text:p text:style-name="P52"/>
      <text:p text:style-name="P52">…</text:p>
      <text:p text:style-name="P52"/>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Трасса 52» – прочла Дэш на табличке и почесала в затыл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у-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text:soft-page-break/></text:p>
      <text:p text:style-name="P52">…</text:p>
      <text:p text:style-name="P52"/>
      <text:p text:style-name="P64">Сияние. <text:span text:style-name="T80">Оно п</text:span>овсюду. <text:span text:style-name="T80">Нет верха и низа, нет направлений и расстояний. Нет м</text:span>ыслей. Нет чувств. Нет времени. Есть только бесконечное сияние.</text:p>
      <text:p text:style-name="P64"><text:s/>В какой-то момент пришло осознание.</text:p>
      <text:p text:style-name="P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4">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4">– Док, позавчерашний приходит в сознание!</text:p>
      <text:p text:style-name="P64">– Следи за давлением.</text:p>
      <text:p text:style-name="P64">В поле зрения появляется предмет. Сквозь ресницы видны только его расплывчатые очертания. Предмет движется, проводя какие-то манипуляции.</text:p>
      <text:p text:style-name="P64">Я открываю глаза и вижу фигуру в голубом.</text:p>
      <text:p text:style-name="P6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4">– Больной, как вы себя чувствуете? Вы можете назвать своё имя?</text:p>
      <text:p text:style-name="P64">Я закрываю глаза и пытаюсь вспомнить.</text:p>
      <text:p text:style-name="P6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4">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4">Я вспомнил почти всё. Моё имя? Осталось вспомнить имя. Меня зовут…</text:p>
      <text:p text:style-name="P64">– Ано-о-он! Ано-о-он! Ано-о-он!</text:p>
      <text:p text:style-name="P6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4">Я открываю глаза и вижу фигуру в голубом.</text:p>
      <text:p text:style-name="P64"/>
      <text:p text:style-name="P52">…</text:p>
      <text:p text:style-name="P52"/>
      <text:p text:style-name="P52"><text:soft-page-break/>Сознание с трудом возвращалось в гудевшую <text:span text:style-name="T8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80">А т</text:span>ы вставать не хотел! Я очень-очень испугалась. <text:span text:style-name="T80">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22">–</text:span> А какой у тебя там был образ жизни?</text:p>
      <text:p text:style-name="P52"><text:span text:style-name="T22">–</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22">–</text:span> Лягать-колотить! Ты сидел в тюрьме? За что тебя посадили?</text:p>
      <text:p text:style-name="P52"><text:span text:style-name="T22">–</text:span> Я не сидел в тюрьме! У меня работа сидячая. Была. Программисты так работают, понимаешь? Сидя. У нас это в порядке вещей.</text:p>
      <text:p text:style-name="P52"><text:soft-page-break/>Пегаска неверяще смотрела на меня. Потом её удивление сменилось сочувствием. Она покачала головой. Её грива щекотала мне шею.</text:p>
      <text:p text:style-name="P52"><text:span text:style-name="T2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6">о такие… гм… заклинания. Ты </text:span><text:span text:style-name="T53">пишешь</text:span><text:span text:style-name="T6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10">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2"><text:span text:style-name="T6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Пегаска густо покраснела.</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Что??? Ты хочешь сказать, нам надо <text:span text:style-name="T22">делать крюк</text:span> в сто миль?! Да это ж ещё неделю ходьбы! У нас картошки осталось на день, твоими стараниями<text:span text:style-name="T22">!</text:span></text:p>
      <text:p text:style-name="P54">Пегаска <text:span text:style-name="T22">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вал припасы.</text:p>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80">матюков мне</text:span> удалось замазать самые большие щели. За тестовый<text:span text:style-name="T80"> </text:span>получасовый заплыв<text:span text:style-name="T80"> </text:span>в лодку набралось всего две банки воды.</text:p>
      <text:p text:style-name="P54">– Ну что, отправляемся? – Дэш свесилась с носа, глядя в зеленоватую воду. – Как лодку назовёшь, кэп?</text:p>
      <text:p text:style-name="P54">– «Две банки». – буркнул я.</text:p>
      <text:p text:style-name="P39"/>
      <text:p text:style-name="P39"><text:soft-page-break/>…</text:p>
      <text:p text:style-name="P39"/>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80">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80">н жил с пони! И они </text:span>офигенно <text:span text:style-name="T80">любили друг </text:span><text:soft-page-break/><text:span text:style-name="T80">друга! И у них </text:span>был<text:span text:style-name="T80"> </text:span>офигенный <text:span text:style-name="T80">секс! </text:span>И это было офигенно круто!<text:span text:style-name="T80"> </text:span>А ты… Ты <text:span text:style-name="T22">— н</text:span>е такой! Ты не любишь пони!!!</text:p>
      <text:p text:style-name="P54">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4"/>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22">—</text:span> скажем, метров <text:span text:style-name="T1">сорок.</text:span> <text:span text:style-name="T1">Н</text:span>о в такой воде <text:span text:style-name="T48">—</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48">«</text:span>обстоятельство непреодолимой силы<text:span text:style-name="T48">»</text:span>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2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22">– </text:span>Выф-выф-вуф! <text:span text:style-name="T22">– </text:span>возразил я.</text:p>
      <text:p text:style-name="P54">Отпихнув от лица живот пегаски и выплюнув шерсть, я продолжил.</text:p>
      <text:p text:style-name="P54"><text:span text:style-name="T2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22">– </text:span>Бе-бе-бе! <text:span text:style-name="T22">– </text:span>устало передразнила меня Дэш. <text:span text:style-name="T22">– А</text:span>нон! Я <text:span text:style-name="T22">— </text:span>плохая пони, потому что хотела получить то, что мне не принадлежит. Но какой же ты всё-таки глупый! Пойми, смертные <text:span text:style-name="T22">— </text:span>игрушки в копытах <text:soft-page-break/>вечных. Любимые и оберегаемые, но всего лишь игрушки. Они заботятся о нас, они <text:span text:style-name="T22">— </text:span>наши обожаемые принцессы, и мы боимся их потерять, но мы для них <text:span text:style-name="T2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22">– </text:span>Дэш, я знаю. Просто не могу о ней забыть.</text:p>
      <text:p text:style-name="P54">Пегаска тяжело поднялась.</text:p>
      <text:p text:style-name="P54"><text:span text:style-name="T22">– </text:span>Везёт же некоторым. <text:span text:style-name="T22">– </text:span>пробормотала она, раскрывая крылья для просушки.</text:p>
      <text:p text:style-name="P54"/>
      <text:p text:style-name="P54">…</text:p>
      <text:p text:style-name="P54"/>
      <text:p text:style-name="P54"><text:span text:style-name="T22">– А </text:span>ты круто ныряешь<text:span text:style-name="T22">! – </text:span>уважительно заметила пегаска после нескольких минут молчания. <text:span text:style-name="T22">–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22">– </text:span>Это остатки былой славы. Мой институтский рекорд <text:span text:style-name="T2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8">– А</text:span><text:span text:style-name="T48">нон, ты весь дрожишь! Тебе надо просушить шерсть. </text:span>Снимай-ка одежду! <text:span text:style-name="T22">–</text:span> <text:span text:style-name="T1">с</text:span>командовала <text:span text:style-name="T1">вдруг</text:span> Дэш.</text:p>
      <text:p text:style-name="P1"><text:span text:style-name="T2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22">–</text:span> Куда это ты спрятался? <text:span text:style-name="T2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22">–</text:span> Ты чего? <text:span text:style-name="T22">–</text:span> <text:span text:style-name="T1">в</text:span> конце-концов озадаченно спросила она. <text:span text:style-name="T22">–</text:span> Что-то не так?</text:p>
      <text:p text:style-name="P1"><text:span text:style-name="T22">–</text:span> Не так, <text:span text:style-name="T2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22">–</text:span> А с кем не так? Со мной? С тобой? Или вообще? <text:span text:style-name="T22">–</text:span> <text:span text:style-name="T1">д</text:span>опытывалась пегаска.</text:p>
      <text:p text:style-name="P1"><text:span text:style-name="T22">–</text:span> Наверное, со мной. <text:span text:style-name="T22">–</text:span> <text:span text:style-name="T1">я</text:span> завязал рукава куртки за спиной и вышел из-за куста. <text:span text:style-name="T22">–</text:span> Видишь ли, у нас, у людей, не принято находиться без одежды в обществе других… людей.</text:p>
      <text:p text:style-name="P1"><text:span text:style-name="T22">–</text:span> Ну и?</text:p>
      <text:p text:style-name="P1"><text:span text:style-name="T2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22">–</text:span> А какой смысл в этом правиле? Какую цель оно преследует?</text:p>
      <text:p text:style-name="P1"><text:span text:style-name="T2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22">–</text:span> Я знаю, что такое социальное табу, <text:span text:style-name="T22">–</text:span> важно кивнула Дэш. <text:span text:style-name="T2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22">–</text:span> Вот видишь, ты меня правильно поняла. Описанные тобой табу у нас, кстати, тоже есть.</text:p>
      <text:p text:style-name="P1"><text:span text:style-name="T22">–</text:span> Но, с другой стороны, <text:span text:style-name="T22">–</text:span> продолжала пегаска, подходя ко мне поближе, <text:span text:style-name="T2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22">–</text:span> Дэш подошла вплотную, <text:span text:style-name="T2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22">–</text:span> Дэш!.. Блин! <text:span text:style-name="T2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22">– </text:span>Ты так смешно выглядишь, когда пытаешься спрятаться. <text:span text:style-name="T22">–</text:span> <text:span text:style-name="T1">п</text:span>егаска, немного наклонив голову, наблюдала за моими попытками скрестить ноги и обнять колени руками. <text:span text:style-name="T2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2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22">–</text:span> А-ХА-ХА-ХА-ХА!!! <text:span text:style-name="T2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22">–</text:span> У тебя оригинальный способ исповедаться, Дэш. <text:span text:style-name="T22">–</text:span> наконец закашлялся я. <text:span text:style-name="T22">–</text:span> <text:span text:style-name="T1">Устроить кораблекрушение, з</text:span>атащить в укромное местечко, <text:span text:style-name="T1">а </text:span>под конец сорвать штаны и… <text:span text:style-name="T22">–</text:span> тут Дэш сама прыснула от смеха.</text:p>
      <text:p text:style-name="P1">Вдоволь отсмеявшись, Дэш ткнула меня носом в грудь и спросила:</text:p>
      <text:p text:style-name="P1"><text:span text:style-name="T22">–</text:span> И?</text:p>
      <text:p text:style-name="P1"><text:span text:style-name="T22">–</text:span> Что “и”?</text:p>
      <text:p text:style-name="P1"><text:span text:style-name="T22">–</text:span> Ты сказал: “ А под конец сорвать штаны и…” <text:span text:style-name="T22">–</text:span> вот я и хочу знать, что “и”?</text:p>
      <text:p text:style-name="P1">Я смутился.</text:p>
      <text:p text:style-name="P1"><text:span text:style-name="T22">–</text:span> Да ничего… Не бери в голову.</text:p>
      <text:p text:style-name="P1"><text:span text:style-name="T22">–</text:span> А я хочу брать! Какой ты всё-таки… <text:span text:style-name="T22">–</text:span> Дэш встала, потянувшись сначала передней половиной <text:span text:style-name="T1">тела</text:span>, <text:span text:style-name="T1">а </text:span>потом задней.</text:p>
      <text:p text:style-name="P1"><text:span text:style-name="T22">–</text:span> Какой?</text:p>
      <text:p text:style-name="P1"><text:span text:style-name="T22">–</text:span> Скучный <text:span text:style-name="T1">—</text:span> вот какой! <text:span text:style-name="T2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2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41">. </text:span><text:span text:style-name="T45">Я не могу навязать тебе чувств…</text:span><text:span text:style-name="T41"> </text:span><text:span text:style-name="T45">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22">–</text:span> <text:span text:style-name="T1">Р</text:span>ешай. <text:span text:style-name="T22">–</text:span> <text:span text:style-name="T1">е</text:span>ё нос почти касался моего. <text:span text:style-name="T2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22">–</text:span> Дэш, ты..?</text:p>
      <text:p text:style-name="P1"><text:span text:style-name="T22">–</text:span> Да, Дискорд тебя забери! Я предлагаю тебе ЗА-НЯТЬ-СЯ СЕК-СОМ со мной! <text:span text:style-name="T22">–</text:span> зло отчеканила пегаска. <text:span text:style-name="T2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22">– </text:span><text:span text:style-name="T1">Я не умею. Неумеха. </text:span><text:span text:style-name="T22">–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22">–</text:span> Дэш!</text:p>
      <text:p text:style-name="P1"><text:span text:style-name="T22">–</text:span> Да? <text:span text:style-name="T2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2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2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2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22">– </text:span>Хорошо, пусть это будет моей фантазией. А ты правда принимаешь меня?</text:p>
      <text:p text:style-name="P3"><text:span text:style-name="T22">– </text:span>Правда. Но…</text:p>
      <text:p text:style-name="P1"><text:span text:style-name="T22">–</text:span> Что?</text:p>
      <text:p text:style-name="P1"><text:span text:style-name="T22">–</text:span> Ты лежишь на мне.</text:p>
      <text:p text:style-name="P1"><text:span text:style-name="T22">–</text:span> Ну да, лежу, <text:span text:style-name="T22">–</text:span> Дэш ехидно улыбнулась и заёрзала животом. <text:span text:style-name="T22">–</text:span> А что?</text:p>
      <text:p text:style-name="P1"><text:span text:style-name="T22">–</text:span> А то, что в таком положении я до тебя не достану! У тебя слишком высоко расположена… <text:span text:style-name="T1">эмм</text:span>… анатомия.</text:p>
      <text:p text:style-name="P1"><text:span text:style-name="T22">–</text:span> Потерпи чуть-чуть, <text:span text:style-name="T22">–</text:span> пегаска хихикнула и снова заёрзала животом, прижав его ко мне. <text:span text:style-name="T2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22">–</text:span> Дэш, <text:span text:style-name="T22">–</text:span> прошептал я, <text:span text:style-name="T2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22">–</text:span> Я чувствую тебя, <text:span text:style-name="T22">–</text:span> промурлыкала Дэш. <text:span text:style-name="T22">–</text:span> Видишь, это совсем не страшно, что я кобылка не твоего вида.</text:p>
      <text:p text:style-name="P1">Я начал почёсывать её шею у основания гривы.</text:p>
      <text:p text:style-name="P1"><text:span text:style-name="T2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2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22">–</text:span> <text:span text:style-name="T1">Да-а-а</text:span>. <text:span text:style-name="T22">–</text:span> <text:span text:style-name="T1">т</text:span>яжело дышала пегаска. <text:span text:style-name="T22">–</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2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22">–</text:span> Чтобы поднять в воздух вес своего тела и ещё примерно такой же. Это мне Твайлайт сказала… <text:span text:style-name="T22">–</text:span> прошептала пегаска и закрыла глаза, уткнувшись носом мне в <text:span text:style-name="T1">плечо</text:span>. Дыхание у неё стало прерывистым.</text:p>
      <text:p text:style-name="P1"><text:span text:style-name="T22">–</text:span> А как вы удерживаетесь на облаках? Ведь вы при этом не машете крыльями? <text:span text:style-name="T2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22">–</text:span> <text:span text:style-name="T1">Анон</text:span>, не издевайся, <text:span text:style-name="T22">–</text:span> пегаска нервно хихикнула и вдруг стала нежно, кончиками губ, жевать мочку моего уха. <text:span text:style-name="T22">–</text:span> Я не-мо-гу думать в та-ком… <text:span text:style-name="T1">м-м-м…</text:span> состоянии.</text:p>
      <text:p text:style-name="P1"><text:span text:style-name="T22">–</text:span> Дэш, <text:span text:style-name="T22">–</text:span> рассмеялся я, <text:span text:style-name="T22">–</text:span> отпусти ухо!</text:p>
      <text:p text:style-name="P1"><text:span text:style-name="T22">–</text:span> Отпускаю, <text:span text:style-name="T22">–</text:span> шепнула пегаска мне в ухо. <text:span text:style-name="T22">–</text:span> А ты вытаскивай из меня палец и займись делом.</text:p>
      <text:p text:style-name="P1">С этими словами пегаска встала.</text:p>
      <text:p text:style-name="P54"/>
      <text:h text:style-name="Heading_20_2" text:outline-level="2">19. <text:span text:style-name="T1">Понивилль. Фейс-контроль </text:span></text:h>
      <text:p text:style-name="P39"/>
      <text:p text:style-name="P54">«<text:span text:style-name="T4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4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42">Нехватка погодных пегасов: Вондерболты перешли к круглосуточной вахте</text:span>». «<text:span text:style-name="T42">Общественные работы: распоряжением принцессы Луны работы по строительству мостов через провалы расширены и на субботу</text:span>». «<text:span text:style-name="T4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4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text:soft-page-break/>Я отложил стопку газет, принесенных пегаской.</text:p>
      <text:p text:style-name="P54"><text:span text:style-name="T22">–</text:span> Про меня таки забыли. Отлично.</text:p>
      <text:p text:style-name="P54"><text:span text:style-name="T22">–</text:span> Не уверена. <text:span text:style-name="T22">–</text:span> <text:s/>пегаска почесала затылок. <text:span text:style-name="T22">–</text:span> Там на столбах повсюду висят объявления. За твою голову предлагают пятьдесят тысяч.</text:p>
      <text:p text:style-name="P54"><text:span text:style-name="T22">–</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22">– </text:span>Твайлайт, привет! Мы вернулись! <text:span text:style-name="T22">–</text:span> я широко улыбнулся и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22">– К</text:span>АКОГО ХУЯ?!! Твайлайт, ёб твою пони-мать, ты чего творишь? <text:span text:style-name="T22">– </text:span>я вцепился в ручку двери.</text:p>
      <text:p text:style-name="P54"><text:span text:style-name="T22">– </text:span>Твайли, ты чего? <text:span text:style-name="T22">– </text:span>брыкалась Дэш. <text:span text:style-name="T22">– </text:span>Немедленно опусти меня на пол!</text:p>
      <text:p text:style-name="P54"><text:span text:style-name="T22">– </text:span>Извини, Дэши. <text:span text:style-name="T22">– </text:span>скороговоркой бормотала лавандовая единорожка, нервно хихикая. <text:span text:style-name="T22">–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22">– </text:span>А-А-А-А-А-А!!! <text:span text:style-name="T2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22">– </text:span>Не беспокойся, Анон-с-вероятностью-пятьдесят-процентов, больно не будет. Не должно быть, во всяком случае. <text:span text:style-name="T22">– </text:span>суетилась единорожка, закрепляя мои руки и ноги в браслетах. <text:span text:style-name="T22">–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22">– Н</text:span>е пытайся. <text:span text:style-name="T22">– </text:span>единорожка покачала головой. <text:span text:style-name="T2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22">–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22">– </text:span>Нет-нет-нет, куда же ты! <text:span text:style-name="T22">– </text:span>магическая аура подхватила меня на полпути к ступенькам. <text:span text:style-name="T22">–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22">– </text:span>Твайлайт, не смей! <text:span text:style-name="T22">– </text:span>хриплым от ужаса голосом прошептал я. <text:span text:style-name="T22">– </text:span>Я тебе потом сниться буду!</text:p>
      <text:p text:style-name="P54"><text:span text:style-name="T2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4"><text:soft-page-break/>Скальпель с огромной скоростью метнулся ко мне.</text:p>
      <text:p text:style-name="P54"><text:span text:style-name="T22">– </text:span>А-А-А-А-А-А!</text:p>
      <text:p text:style-name="P54">Вжик-вжик-вжик!</text:p>
      <text:p text:style-name="P54">Лоскутья одежды полетели на пол. Я лежал на столе нагой, как новорождённый, и орал соответственно.</text:p>
      <text:p text:style-name="P54"><text:span text:style-name="T22">– О</text:span>у! <text:span text:style-name="T80">Что-то новенькое! </text:span>Это надо задокументировать, хи-хи.</text:p>
      <text:p text:style-name="P54">Невесть откуда взявшийся фотоаппарат сделал несколько снимков моего естества в разных ракурсах.</text:p>
      <text:p text:style-name="P54"><text:span text:style-name="T22">– </text:span>Хрен-то тебе зачем? <text:span text:style-name="T22">– </text:span>с бессильной злостью спросил я. <text:span text:style-name="T22">– </text:span><text:span text:style-name="T80">Т</text:span>ы собираешься устроить филиал порнхаба для пони-извращенцев?</text:p>
      <text:p text:style-name="P54"><text:span text:style-name="T2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2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22">– </text:span>А если попроще?</text:p>
      <text:p text:style-name="P54"><text:span text:style-name="T22">– </text:span>Если ты — клон, то превратишься в исходные десять-пятнадцать килограммов песка. Как и все предыдущие. <text:span text:style-name="T22">– </text:span>единорожка указала на ящик с песком, стоящий у противопожарного щита.<text:span text:style-name="T22">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22">– </text:span>Стой! <text:span text:style-name="T22">– </text:span>я лихорадочно искал повод затянуть процесс. <text:span text:style-name="T22">– </text:span>Но ты же не знаешь, каковы могут быть последствия, если я НЕ клон!</text:p>
      <text:p text:style-name="P54"><text:span text:style-name="T22">– М</text:span>агнетрон вводит в резонанс только частицы магического субстрата. Тебе не о чём волноваться! Я абсолютно в этом уверена!</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2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4"><text:span text:style-name="T22">– </text:span>А-А-А-А-А-А!!! Бля!</text:p>
      <text:p text:style-name="P54">Мой полёт сквозь усыпанную звёздами сине-зелёную мглу закончился столкновением с чем-то мягким.</text:p>
      <text:p text:style-name="P54"><text:soft-page-break/><text:span text:style-name="T22">–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22">–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22">– </text:span>Никогда, слышишь, никогда больше не смей подымать меня…</text:p>
      <text:p text:style-name="P54"><text:span text:style-name="T22">– </text:span>Откуда я знала, что резонансное заклинание так среагирует на…</text:p>
      <text:p text:style-name="P54"><text:span text:style-name="T22">– А</text:span>нон? <text:span text:style-name="T22">– </text:span>пегаска заметила, что я открыл глаза. <text:span text:style-name="T22">– </text:span>Ты в порядке?</text:p>
      <text:p text:style-name="P54">Я издал нечто среднее между брачным рёвом лося и стоном умирающего слона.</text:p>
      <text:p text:style-name="P54"><text:span text:style-name="T22">– </text:span>Я не предполагала, что заклинание магического резонанса нейтрально реагирует только на истинную ткань НАШЕЙ реальности. <text:span text:style-name="T22">– </text:span>зачастила единорожка. <text:span text:style-name="T2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22">– </text:span>Но не магнетрон. <text:span text:style-name="T22">– </text:span>заметила Дэш. <text:span text:style-name="T22">–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22">–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pan text:style-name="T22">– Н</text:span>е умничай, сахарок! Што ты имеешь ввиду под «крупной энергомагической вспышкой»? <text:span text:style-name="T22">– </text:span>почесала в затылке Эпплджек. <text:span text:style-name="T22">– </text:span>Нам хватит ведра воды, штоб её потушить?</text:p>
      <text:p text:style-name="P54"><text:span text:style-name="T22">– </text:span>Под крупной я имею ввиду оплавленую воронку от тридцати футов в диаметре. Плюс пожары и разрушения в радиусе до пяти миль.</text:p>
      <text:p text:style-name="P54"><text:soft-page-break/><text:span text:style-name="T22">– </text:span>Конски яблоки! <text:span text:style-name="T22">– </text:span>выругалась Эпплджек. <text:span text:style-name="T22">–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22">– </text:span>Ты хорошо подумала? <text:span text:style-name="T22">– в</text:span>торила ей Рэйнбоу Дэш. <text:span text:style-name="T22">– </text:span>В Эквестрии десятки таких городов, как Понивилль! Мы не можем махнуть на них крылом!</text:p>
      <text:p text:style-name="P54"><text:span text:style-name="T22">– </text:span>Тебе-то на Понивилль точно махать! <text:span text:style-name="T22">– </text:span>огрызнулась фермерша. <text:span text:style-name="T22">– Т</text:span>вой дом, поди, не зацепит.</text:p>
      <text:p text:style-name="P54"><text:span text:style-name="T22">– </text:span>Что ты сказала? А ну, повтори? <text:span text:style-name="T22">– </text:span>взвилась пегаска.</text:p>
      <text:p text:style-name="P54"><text:span text:style-name="T22">– </text:span>Не ссорьтесь, девчонки. <text:span text:style-name="T22">– </text:span>встрял я. <text:span text:style-name="T22">– </text:span>Ничем рисковать не придётся. У меня есть другой вариант. Я ещё в Фетлоке о нём вспомнил.</text:p>
      <text:p text:style-name="P54"><text:span text:style-name="T22">– </text:span>Ась?</text:p>
      <text:p text:style-name="P54"><text:span text:style-name="T22">– </text:span>Что?</text:p>
      <text:p text:style-name="P54"><text:span text:style-name="T22">– </text:span>Какой? <text:span text:style-name="T22">– </text:span>разом <text:span text:style-name="T22">о</text:span>бернулась ко мне компания.</text:p>
      <text:p text:style-name="P54"><text:span text:style-name="T22">– </text:span>Элементы Гармонии. Ты говорила, <text:span text:style-name="T22">– </text:span>обратился я к Твайлайт, <text:span text:style-name="T22">– </text:span>что их сила на одном уровне с аликорньей.</text:p>
      <text:p text:style-name="P54"><text:span text:style-name="T2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22">– Л</text:span>ягать! <text:span text:style-name="T22">– </text:span>сморщилась Эпплджек. <text:span text:style-name="T22">– </text:span>У меня после ожерелья Честности в башке гудит, што после маковского сидра!</text:p>
      <text:p text:style-name="P54"><text:span text:style-name="T2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22">– </text:span>Рэр, иногда лучше жевать, чем говорить. Вот честно!</text:p>
      <text:p text:style-name="P54"><text:span text:style-name="T22">– </text:span>Как пожелаешь! Анон, <text:span text:style-name="T22">– </text:span>повернулась ко мне единорожка. <text:span text:style-name="T2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Я прыгал на одной ноге, натягивая джинсы.</text:p>
      <text:p text:style-name="P54"><text:span text:style-name="T22">– </text:span>Они лежали в нагрудном кармане рубашки.</text:p>
      <text:p text:style-name="P54">Твайлайт отвлеклась от доски.</text:p>
      <text:p text:style-name="P54"><text:span text:style-name="T22">–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22">– </text:span>Вот, прибрался малёхо. Но с потолка сажу ещё не успел счистить, там стремянка нужна.</text:p>
      <text:p text:style-name="P54"><text:span text:style-name="T22">– </text:span>Спайки-Вайки, не выкидывай одежду, пожалуйста. В ней должны быть рубины.</text:p>
      <text:p text:style-name="P54"><text:span text:style-name="T22">– </text:span>Какие ещё рубины? <text:span text:style-name="T22">– </text:span>переспросил Спайк и зажевал быстрее.</text:p>
      <text:p text:style-name="P54"><text:span text:style-name="T22">–</text:span> Резонаторные! <text:span text:style-name="T22">–</text:span> холодея, ответил я. <text:span text:style-name="T22">– </text:span>В кармане рубашки должны лежать четыре кристалла.</text:p>
      <text:p text:style-name="P54"><text:span text:style-name="T22">– Э</text:span>мм. Так это были резонаторные рубины? Предупреждать надо! Я думал, это мусор. <text:span text:style-name="T22">– </text:span>дракончик пожал плечами и выплюнул на лапу полтора камешка.</text:p>
      <text:p text:style-name="P25"/>
      <text:p text:style-name="P54">…</text:p>
      <text:p text:style-name="P54"/>
      <text:p text:style-name="P54"><text:span text:style-name="T22">– <text:s/></text:span>Рэрити, закрой форточку! Флатти, мигом в аптеку за настойкой пустырника! Спайк, срочно неси воду! И сразу же уходи! Пинки! Пинки?</text:p>
      <text:p text:style-name="P54"><text:soft-page-break/><text:span text:style-name="T22">– К</text:span>акой-то неправильный у Нон-нона смех! <text:span text:style-name="T22">– </text:span>голос Пинки был еле слышен из-под наваленных на меня подушек. <text:span text:style-name="T22">– <text:s/></text:span>И, мне кажется, сам Нон-нон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22">– Н</text:span>он-нон? Ты сейчас правильный, или нет?</text:p>
      <text:p text:style-name="P54"><text:span text:style-name="T22">– А</text:span>нон, ты как? Тебе уже лучше? <text:span text:style-name="T22">– </text:span>в прямоугольнике появилась голова Рэйнбоу Дэш.</text:p>
      <text:p text:style-name="P54"><text:span text:style-name="T22">– </text:span>Фигурально выражаясь, ты в себе? <text:span text:style-name="T22">– </text:span>вклинилась между ними Твайлайт Спаркл.</text:p>
      <text:p text:style-name="P54"><text:span text:style-name="T22">– </text:span>Столько ругательств на одном дыхании я не слышала даже от бабули, когда она зацепилась за порог и перевернула поднос с пирогами! <text:span text:style-name="T22">–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22">– </text:span>Отпустите. Я уже правильный. <text:span text:style-name="T22">–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22">– </text:span>Не огорчайся, ситуацию можно выправить. <text:span text:style-name="T22">– з</text:span>атараторила Твайлайт. <text:span text:style-name="T2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22">– </text:span>Ага, Твай по «жучкам» специалист! <text:span text:style-name="T22">– з</text:span>аявил Спайк из-за понячих крупов. <text:span text:style-name="T22">– </text:span>Иначе бы мы по уши завязли в долгах за электричество.</text:p>
      <text:p text:style-name="P54"><text:span text:style-name="T22">– </text:span>Спайк!!! Немедленно… <text:s/>сбегай к Кейкам за выпечкой! Нам всем нужно успокоиться.</text:p>
      <text:p text:style-name="P54"><text:span text:style-name="T22">–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22">– </text:span>Ты точно знаешь, што делаешь? <text:span text:style-name="T22">– </text:span>переспросила Эпплджек. <text:span text:style-name="T22">– </text:span>Мне бы не хотелось, чтоб от Понивилля остались одни головешки.</text:p>
      <text:p text:style-name="P54"><text:span text:style-name="T22">– </text:span>Не беспокойся, у меня всё просчитано. Я уверена, я подчёркиваю, я абсолютно уверена в безопасности эксперимента!</text:p>
      <text:p text:style-name="P54"><text:span text:style-name="T22">– </text:span>Ой, што-то мне нехорошо становится, когда ты так говоришь…</text:p>
      <text:p text:style-name="P54"><text:span text:style-name="T22">– Кобылки</text:span>,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22">–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20. В<text:span text:style-name="T1">еликое Откровение</text:span></text:h>
      <text:p text:style-name="P39"/>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text:soft-page-break/>Я вглядываюсь в далёкую вершину.</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правляюсь через пропасть.</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39"><text:span text:style-name="T1">«</text:span><text:span text:style-name="T14">Обращение к читателям: это наш прощальный выпуск. «Кантерлот Геральд» закрывается — у нас больше не осталось работников</text:span><text:span text:style-name="T1">». «</text:span><text:span text:style-name="T14">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14">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4">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14"><text:note text:id="ftn15" text:note-class="footnote"><text:note-citation>15</text:note-citation><text:note-body><text:p text:style-name="P145">Когорта <text:span text:style-name="T69">– военное подразделение в 480 солдат</text:span></text:p></text:note-body></text:note></text:span><text:span text:style-name="T14"> перешли на сторону повстанцев</text:span><text:span text:style-name="T1">». «</text:span><text:span text:style-name="T14">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4">Обновление карт депонификации: филлидельфийская </text:span><text:span text:style-name="T82">магическая </text:span><text:span text:style-name="T14">лакуна ожидаемо сомкнулась с магическим вакуумом у Додж Сити. Отказавшимся от эвакуации пони грозит развоплощ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80"> </text:span>покои Луны<text:span text:style-name="T80"> </text:span>через открытые балконные двери<text:span text:style-name="T80">.</text:span></text:p>
      <text:p text:style-name="P54">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22">– </text:span>А-а-а, ты всё-таки пришёл… <text:span text:style-name="T22">–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2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text:span text:style-name="T2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22">–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oft-page-break/><text:span text:style-name="T2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22">–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22">– </text:span>Сожалеем, что не можем убить тебя.</text:p>
      <text:p text:style-name="P54">Обернувшись я встречаюсь с рогом аликорницы, нацеленным мне в грудь.</text:p>
      <text:p text:style-name="P54"><text:span text:style-name="T22">–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22">– </text:span>Но что в Нашей власти — так это вышвырнуть тебя отсюда!</text:p>
      <text:p text:style-name="P54">Я снова отступаю. Я помню, что балкон метра три в ширину и без перил. И хоть я осознаю, что это сон, мне страшно до онемения.</text:p>
      <text:p text:style-name="P54"><text:span text:style-name="T22">–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22">– </text:span>Кимеринн погиб, чтобы ты жил.</text:p>
      <text:p text:style-name="P54">Шаг назад.</text:p>
      <text:p text:style-name="P54"><text:span text:style-name="T22">– </text:span>Сел осталась без магии и развоплотилась из-за тебя.</text:p>
      <text:p text:style-name="P54">Шаг назад.</text:p>
      <text:p text:style-name="P54"><text:span text:style-name="T22">– </text:span>Ст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сине-зелёную мглу, усыпанную звёздами.</text:p>
      <text:p text:style-name="P54"/>
      <text:p text:style-name="P54">…</text:p>
      <text:p text:style-name="P39"/>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0">её </text:span>расплываются. Она исчезает, не дойдя до экрана.</text:p>
      <text:p text:style-name="P70"><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text:span text:style-name="T22">– </text:span>Ты ведь вернёшься в Эквестрию? Не говори им, что увидел там! <text:span text:style-name="T22">– </text:span>жеребёнок машет в сторону экрана. Её голос слышится глухо, как через подушку. <text:span text:style-name="T22">– </text:span>Любую пони, что узнает всю правду, сожрёт Чёрный экран.</text:p>
      <text:p text:style-name="P54">Я киваю ей в ответ. Мне понятно, почему.</text:p>
      <text:p text:style-name="P54"><text:span text:style-name="T22">–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text:p>
      <text:p text:style-name="P25"><text:span text:style-name="T54">– </text:span><text:span text:style-name="T44">Шейла! Шейла Блюскай! И я уже не малышка! </text:span><text:span text:style-name="T54">– </text:span><text:span text:style-name="T44">она тычет в кьютимарку в виде ластика, стирающего тучу.</text:span></text:p>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70"/>
      <text:p text:style-name="P55">***</text:p>
      <text:p text:style-name="P55"/>
      <text:p text:style-name="P1"><text:span text:style-name="T22">–</text:span> А<text:span text:style-name="T1">нон? </text:span>Вставай! <text:span text:style-name="T2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22">–</text:span> Твайлайт? <text:span text:style-name="T22">–</text:span> Взгляд сфокусировался на лавандовой единорожке, озабоченно осматривающей меня и продолжающей массаж области сердца.</text:p>
      <text:p text:style-name="P1"><text:span text:style-name="T22">–</text:span> Мне не понравился цвет твоей мордочки <text:span text:style-name="T48">— </text:span><text:span text:style-name="T1">т</text:span>ы стал слишком бледный. Я решила прервать <text:span text:style-name="T1">заклинание</text:span>. Как ты себя…</text:p>
      <text:p text:style-name="P1"><text:span text:style-name="T58">–</text:span><text:span text:style-name="T48"> …чувствуешь, дорогая Рэрити?! Я могу чем-нибудь помочь? Вот, выпей воды! </text:span><text:span text:style-name="T58">–</text:span><text:span text:style-name="T48">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22">– </text:span>Ну што? Увидел што-нибудь, сахарок?</text:p>
      <text:p text:style-name="P54">Пони уставились на меня с надеждой.</text:p>
      <text:p text:style-name="P54"><text:soft-page-break/><text:span text:style-name="T22">– </text:span>Да.</text:p>
      <text:p text:style-name="P54">Откровение давило на психику как тонна кирпичей. Я не знал, что им сказать. Я не мог.</text:p>
      <text:p text:style-name="P54"><text:span text:style-name="T22">– П</text:span>ревосходно!</text:p>
      <text:p text:style-name="P54"><text:span text:style-name="T22">– </text:span>Это просто супер-дупер-здоровски-потрясно!</text:p>
      <text:p text:style-name="P54"><text:span text:style-name="T22">– </text:span>Йей!</text:p>
      <text:p text:style-name="P54"><text:span text:style-name="T22">– </text:span>Ю-ху!</text:p>
      <text:p text:style-name="P54"><text:span text:style-name="T22">– О</text:span>фигенно! Мы победили! Анон, ты молодец!</text:p>
      <text:p text:style-name="P54"><text:span text:style-name="T22">– </text:span>Замечательно! Секундочку, я приготовлю дневник…</text:p>
      <text:p text:style-name="P54">Восторг пони постепенно сменился ожиданием. Я молчал.</text:p>
      <text:p text:style-name="P54"><text:span text:style-name="T22">– </text:span>Эмм? И что же ты увидел? <text:span text:style-name="T22">– </text:span>не выдержала Твайлайт.</text:p>
      <text:p text:style-name="P54"><text:span text:style-name="T22">– </text:span>Я… не могу сказать этого.</text:p>
      <text:p text:style-name="P54">Ожидание сменилось недоумением. Рэйнбоу Дэш насмешливо скривила губы.</text:p>
      <text:p text:style-name="P54"><text:span text:style-name="T22">– </text:span>Да ладно! Кончай прикалываться, Анон, мы же ждём! Шутка зачлась!</text:p>
      <text:p text:style-name="P54"><text:span text:style-name="T22">– </text:span>Не могу!!!</text:p>
      <text:p text:style-name="P54"/>
      <text:p text:style-name="P54">…</text:p>
      <text:p text:style-name="P54"/>
      <text:p text:style-name="P54">Молчание прервала Эпплджек.</text:p>
      <text:p text:style-name="P54"><text:span text:style-name="T22">– </text:span>Сахарок, с тобой всё в порядке?</text:p>
      <text:p text:style-name="P54">Дэш подошла ко мне вплотную, обняла меня за шею и прижалась нос к носу.</text:p>
      <text:p text:style-name="P54"><text:span text:style-name="T22">– Анон</text:span>, ты чего? <text:span text:style-name="T22">– </text:span>прошептала она. <text:span text:style-name="T22">– </text:span>Тебя во сне кто-то заколдовал? Мигни мне правым глазом, если да.</text:p>
      <text:p text:style-name="P54">Я высвободился из объятий пегаски.</text:p>
      <text:p text:style-name="P54"><text:span text:style-name="T22">– </text:span>Со мной всё в порядке. <text:span text:style-name="T22">– </text:span>объявил я. <text:span text:style-name="T22">–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22">– </text:span>Конски яблоки! Вот это поворот! А мне так хотелось узнать, што за нечисть тут орудует!</text:p>
      <text:p text:style-name="P54"><text:span text:style-name="T2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2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4"><text:span text:style-name="T22">– </text:span>Рэр, отвали!</text:p>
      <text:p text:style-name="P54"><text:span text:style-name="T22">– </text:span>Оу, какие страсти! Ладно-ладно, не сердись, дорогая, не мешаю!</text:p>
      <text:p text:style-name="P54"><text:span text:style-name="T2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22">–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22">– </text:span>Стойте!</text:p>
      <text:p text:style-name="P54"><text:soft-page-break/>Твайлайт подняла вверх копыто, призывая к тишине. Потом откуда-то из дальнего шкафа к ней приплыла «Основы заклятий»<text:span text:style-name="T22"> Стар Свирла. </text:span>Единорожка нацепила очки и принялась перелистывать книгу, бормоча под нос названия глав.</text:p>
      <text:p text:style-name="P54"><text:span text:style-name="T22">– </text:span>Ага, вот! Нашла! Анон прав! В «Заклинании Последнего Шанса» есть такое! <text:span text:style-name="T22">– </text:span>единорожка принялась зачитывать отрывок.</text:p>
      <text:p text:style-name="P54">…</text:p>
      <text:p text:style-name="P54">«<text:span text:style-name="T2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38">и </text:span><text:span text:style-name="T24">слишком громко думать. И сообщить способ спасения — означает его разрушить.</text:span>»</text:p>
      <text:p text:style-name="P54">…</text:p>
      <text:p text:style-name="P54"><text:span text:style-name="T22">– </text:span>Ты хочешь сказать, если Анон нам сообщит, в чём причина всей этой фигни, мы не сможем её исправить? <text:span text:style-name="T22">– </text:span>Дэш повернулась ко мне. <text:span text:style-name="T22">–</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22">–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22">– </text:span>Предположим, в коробке заперт кот. <text:span text:style-name="T22">– н</text:span>арисованный кот упирался лапами в крышку коробки, явно пытаясь выбраться.</text:p>
      <text:p text:style-name="P54"><text:span text:style-name="T22">– </text:span><text:span text:style-name="T80">Допустим, кот бессмертен. Также допустим, что кот з</text:span>аколдован<text:span text:style-name="T80"> </text:span>отложенным <text:span text:style-name="T80">заклятие</text:span>м<text:span text:style-name="T80"> Абсолютного Стирания, которое сработает, если кто-то откроет ящик</text:span>. <text:span text:style-name="T80">То есть, п</text:span>ри открытии<text:span text:style-name="T80"> ящик</text:span>а<text:span text:style-name="T80"> кот исчезнет из </text:span>бытия<text:span text:style-name="T80"> </text:span>— его нет, и никогда не было.</text:p>
      <text:p text:style-name="P54"><text:span text:style-name="T22">– </text:span>Бедный котик. <text:span text:style-name="T22">– </text:span>прошептала Флаттершай.</text:p>
      <text:p text:style-name="P54">Я насторожился, услышав знакомое заклинание.</text:p>
      <text:p text:style-name="P54"><text:span text:style-name="T22">– </text:span>Стой! Откуда тебе известно про заклинание Абсолютного Стирания?</text:p>
      <text:p text:style-name="P54"><text:span text:style-name="T2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22">Магическо</text:span>м<text:span text:style-name="T22"> </text:span>В<text:span text:style-name="T22">естник</text:span>е», а профессор Шротингер построил на её базе свой мысленный эксперимент.</text:p>
      <text:p text:style-name="P54"><text:span text:style-name="T22">– </text:span>Гм. Ну ладно, продолжай.</text:p>
      <text:p text:style-name="P54"><text:span text:style-name="T22">– </text:span>Так вот, по условию эксперимента известно, что вероятность того, что кто-то откроет ящик, ненулевая.</text:p>
      <text:p text:style-name="P54"><text:span text:style-name="T22">– </text:span>И что это означает, дорогая? <text:span text:style-name="T22">– </text:span>спросила Рэрити.</text:p>
      <text:p text:style-name="P54"><text:span text:style-name="T22">– </text:span>Это значит, что кто-нибудь когда-нибудь обязательно откроет его.</text:p>
      <text:p text:style-name="P54"><text:span text:style-name="T22">– </text:span>У меня щас башка лопнет! <text:span text:style-name="T22">– </text:span>пожаловалась Дэш. <text:span text:style-name="T22">– </text:span>Так всё-таки, когда этот ляганный ящик откроют?</text:p>
      <text:p text:style-name="P54"><text:span text:style-name="T2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2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text:soft-page-break/>Наконец Эпплджек сдвинула шляпу на лоб.</text:p>
      <text:p text:style-name="P54"><text:span text:style-name="T22">–</text:span> То есть, ты хошь сказать, што мы все — навроде этого кота, а Анон боится открыть ящик? Штоб мы не исчезли окончательно?</text:p>
      <text:p text:style-name="P54"><text:span text:style-name="T22">– </text:span>Нечто вроде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2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text:p>
      <text:p text:style-name="P54"><text:span text:style-name="T22">– </text:span>Лягать! <text:span text:style-name="T22">– </text:span>выругалась Дэш. <text:span text:style-name="T22">– </text:span>Значит, наши усилия по доставке резонаторов пошли лесом.</text:p>
      <text:p text:style-name="P54"><text:span text:style-name="T22">–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22">– </text:span>Тихо! Спайк, будь добр, сбегай к Кейкам за выпечкой. Нам надо успокоиться. Анон, хоть про Селестию ты нам можешь рассказать?</text:p>
      <text:p text:style-name="P54"><text:span text:style-name="T22">– </text:span>Могу. <text:span text:style-name="T22">– </text:span>пожал плечами я. <text:span text:style-name="T22">– </text:span>Она в моём мире. Но не спрашивайте меня, как её вернуть — я не знаю.</text:p>
      <text:p text:style-name="P54"><text:span text:style-name="T22">– А </text:span>как ты узнал… <text:span text:style-name="T22">– </text:span>начала было единорожка, но её перебил напряжённый голос Спайка.</text:p>
      <text:p text:style-name="P54"><text:span text:style-name="T22">– </text:span>Твай! <text:span text:style-name="T22">– </text:span>дракончик стоял в дверях спиной к нам. <text:span text:style-name="T22">– </text:span>У нас гости.</text:p>
      <text:p text:style-name="P54">Спайк попятился назад. Дверь широко растворилась и в библиотеку вошла Луна.</text:p>
      <text:p text:style-name="P54"/>
      <text:h text:style-name="Heading_20_2" text:outline-level="2"><text:span text:style-name="T1">2</text:span>1.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text:span text:style-name="T22">–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22">– </text:span>Не так быстро, Рэйнбоу Дэш! <text:span text:style-name="T22">– </text:span>ледяным голосом Луны можно было нарезать воду кубиками для мартини. <text:span text:style-name="T22">– </text:span>Нам есть о чём поговорить с приматом!</text:p>
      <text:p text:style-name="P54">Мы с пегаской застыли в синем левитационном поле и поплыли к Луне.</text:p>
      <text:p text:style-name="P54"><text:span text:style-name="T22">–</text:span> Нет-нет-нет, постойте! <text:span text:style-name="T22">–</text:span> заявила вдруг Твайлайт. <text:span text:style-name="T22">–</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text:span text:style-name="T22">–</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text:soft-page-break/><text:span text:style-name="T22">–</text:span> Мне очень жаль, Ваше Высочество, но Селестия назначила Анонимуса МОИМ начальником, и этот приказ НИКТО не отменял! Он МОЙ!</text:p>
      <text:p text:style-name="P54">В голосе лавандовой единорожки звучал металл. Мы опять полетели к Твайлайт.</text:p>
      <text:p text:style-name="P54"><text:span text:style-name="T22">–</text:span> ДОВОЛЬНО! НАМ НАДОЕЛА ЭТА НЕПОКОРНОСТЬ! ПОЗНАЙ ГНЕВ ПРИНЦЕССЫ НОЧИ!!!</text:p>
      <text:p text:style-name="P54"><text:span text:style-name="T22">–</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22">–</text:span> Ай, бля! <text:span text:style-name="T22">–</text:span> в последний момент чей-то луч отрикошетил от магического поля и впился мне в лодыжку. Нога моментально онемела.</text:p>
      <text:p text:style-name="P54"><text:span text:style-name="T22">–</text:span> Не волнуйся, это парализующий луч. Твай таким махалась с Трикси. Пройдёт через полчаса. <text:span text:style-name="T22">–</text:span> успокоил меня дракончик.</text:p>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22">– </text:span>Не вынуждай Нас идти на крайние меры! <text:span text:style-name="T22">– </text:span>отдувалась Луна. <text:span text:style-name="T2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22">– В</text:span>есьма прискорбно, Ваше Высочество, но вынуждена отказать! <text:span text:style-name="T22">– </text:span>переводила дыхание Твайлайт.<text:span text:style-name="T22"> –</text:span> Исключительно по субординационным причинам! Приказ Её Дневного Высочества имеет более высокий приоритет над Вашим!</text:p>
      <text:p text:style-name="P54"><text:span text:style-name="T22">– </text:span>Тогда найди Нам это твоё Дневное Высочество! <text:span text:style-name="T22">– </text:span>взвыла Луна. <text:span text:style-name="T22">– </text:span>В отсутствие Дневной Главы Диархии все дела ведёт Ночная!!!</text:p>
      <text:p text:style-name="P54"><text:span text:style-name="T2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22">– </text:span>Дискордова бюрократия! <text:span text:style-name="T22">– </text:span>буркнула аликорница. <text:span text:style-name="T22">–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22">– О</text:span>хренеть! <text:span text:style-name="T22">– </text:span>чертыхнулся Спайк. <text:span text:style-name="T22">– </text:span><text:s/>Твай, она создаёт сферу стихий!</text:p>
      <text:p text:style-name="P54"><text:span text:style-name="T22">– </text:span>Вижу! <text:span text:style-name="T22">– </text:span>донёсся голос единорожки из-под потолка. <text:span text:style-name="T22">–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6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oft-page-break/><text:span text:style-name="T22">– </text:span>Эмм, это что-то новенькое, я такого заклинания вообще не знаю. <text:span text:style-name="T22">– </text:span>почесал в затылке Спайк. <text:span text:style-name="T2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22">– </text:span>Погоди. У меня есть вариант получше.</text:p>
      <text:p text:style-name="P54">Я вылез из-под шкафа и попрыгал на одной ноге в центр зала.</text:p>
      <text:p text:style-name="P54"><text:span text:style-name="T22">– </text:span>Стойте! Прекратите! Да остановитесь же!!!</text:p>
      <text:p text:style-name="P54">Аликорница и шестёрка поней уставились на меня.</text:p>
      <text:p text:style-name="P54"><text:span text:style-name="T2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pan text:style-name="T22">– </text:span>Ты так говоришь, будто непричастен к исчезновению Сестры! <text:span text:style-name="T22">– </text:span>к Луне вернулась властная интонация, но фиолетовый шар перестал расти. <text:span text:style-name="T22">– </text:span>Мы не верим тебе! Если попробуешь обмануть Нас и скрыться, даже Тартар покажется тебе курортом!</text:p>
      <text:p text:style-name="P54">Я успокаивающе поднял руки.</text:p>
      <text:p text:style-name="P54"><text:span text:style-name="T2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22">– </text:span>Как ты её назвал? <text:span text:style-name="T22">– </text:span>отвалилась челюсть у аликорницы.</text:p>
      <text:p text:style-name="P54"><text:span text:style-name="T22">– </text:span>Эмм, мне неудобно вмешиваться, но вынуждена вас перебить. <text:span text:style-name="T22">– </text:span>встряла Твайлайт. <text:span text:style-name="T22">– </text:span>Это было экспериментальное заклинание. Локальная заморозка времени. Я, эмм, не предусмотрела возможности его отмены…</text:p>
      <text:p text:style-name="P54"><text:span text:style-name="T22">– </text:span>Что? <text:span text:style-name="T22">– </text:span>хором вскрикнули я с Луной.</text:p>
      <text:p text:style-name="P54">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22">– </text:span>Твайлайт, Дёрпи сказала, у тебя есть «Особенности поведения, питания и размножения приматов»? Я бы хотела её ненадолго… Ого!!!</text:p>
      <text:p text:style-name="P54">После долгой паузы тот же голос спросил:</text:p>
      <text:p text:style-name="P54"><text:span text:style-name="T22">– </text:span>Что тут случилось? Почему все висят в воздухе? И всё вот это?</text:p>
      <text:p text:style-name="P54">Голос Спайка откуда-то из подвала ответил:</text:p>
      <text:p text:style-name="P54"><text:span text:style-name="T22">– </text:span>Потому что Твайлайт остановила время. В радиусе девяти метров, как мне кажется. Или десяти.</text:p>
      <text:p text:style-name="P54"><text:span text:style-name="T22">– </text:span>В двенадцати с половиной. <text:span text:style-name="T22">– </text:span>донёсся голос Твайлайт сверху. <text:span text:style-name="T2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22">– Н</text:span>Е ВЗДУМАЙ СЧИТАТЬ СЕБЯ ПОБЕДИТЕЛЬНИЦЕЙ! <text:span text:style-name="T22">– </text:span>загремело у меня в мозгу, в обоих сознаниях сразу. <text:span text:style-name="T22">– </text:span>ТОЛЬКО БЛАГОДАРЯ НАШЕМУ ВМЕШАТЕЛЬСТВУ В ПОСЛЕДНИЙ МОМЕНТ <text:soft-page-break/>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2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2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2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22">–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22">–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22">– </text:span>Эмм, я вам подхожу?</text:p>
      <text:p text:style-name="P54"><text:span text:style-name="T22">– </text:span>КТО ТЫ? ПРЕДСТАВЬСЯ!</text:p>
      <text:p text:style-name="P54"><text:span text:style-name="T22">– </text:span>Эмм, Лира Хартстрингс, единорог. Я не то, чтобы маг, моя специализация — музыка…</text:p>
      <text:p text:style-name="P54"><text:span text:style-name="T22">– </text:span>ГОДИТСЯ! ТЫ ВИДИШЬ ТОЧКУ СИНГУЛЯРНОСТИ?</text:p>
      <text:p text:style-name="P54"><text:span text:style-name="T22">– </text:span>Эмм?</text:p>
      <text:p text:style-name="P54">Голос Спайка пояснил:</text:p>
      <text:p text:style-name="P54"><text:span text:style-name="T22">– </text:span>Вон та яркая искорка над лестницей, у которой вся картинка искривляется.</text:p>
      <text:p text:style-name="P54"><text:span text:style-name="T22">– </text:span>Да! Вижу.</text:p>
      <text:p text:style-name="P54"><text:span text:style-name="T22">– </text:span>ТЕПЕРЬ ЛЕВИТИРУЙ ПРИМАТА В ТОЧКУ СИНГУЛЯРНОСТИ.</text:p>
      <text:p text:style-name="P54"><text:span text:style-name="T22">– </text:span>Чего-о-о?!! <text:span text:style-name="T22">– </text:span>возопило моё малое сознание.</text:p>
      <text:p text:style-name="P54"><text:span text:style-name="T22">– </text:span>Эмм… Зачем?</text:p>
      <text:p text:style-name="P54"><text:span text:style-name="T2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22"> </text:span>НЕ ВОЛНУЙСЯ, ДВУНОГИЙ, ТЕБЕ ЭТО НЕ ПОВРЕДИТ.</text:p>
      <text:p text:style-name="P54"><text:span text:style-name="T22">– </text:span>Вы даёте слово, что человеку не будет причинён вред? <text:span text:style-name="T22">– </text:span>голос Лиры обрёл непривычную твёрдость.</text:p>
      <text:p text:style-name="P54"><text:span text:style-name="T22">– </text:span>КАК ТЫ СМЕЕШЬ СОМНЕВАТЬСЯ В НАС, СВОЕЙ ПРИНЦЕССЕ?</text:p>
      <text:p text:style-name="P54"><text:span text:style-name="T22">– Я </text:span>не сомневаюсь в вас, Ваше Высочество… Потому и требую слова!</text:p>
      <text:p text:style-name="P54"><text:soft-page-break/><text:span text:style-name="T22">–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22">– </text:span>Ну, блядь, спасибо! <text:span text:style-name="T22">– </text:span>подумал я.</text:p>
      <text:p text:style-name="P54"><text:span text:style-name="T2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22">–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22">– </text:span>Проклятье! Тебе только Кэйдэнс осталось обрыгать для полной коллекции! <text:span text:style-name="T22">–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22">– </text:span>Так шта не так уж сильно мы и погудели с братюней на прошлый Канун горящего очага! <text:span text:style-name="T22">– </text:span>пробормотала Эпплджек, схватившись за голову. <text:span text:style-name="T22">–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22">– </text:span>Итак, Мы ждём <text:span text:style-name="T22">– а</text:span>ликорница смотрела на меня выжидающе. <text:span text:style-name="T22">–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2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22">– </text:span>Давай по-порядку. <text:span text:style-name="T22">– о</text:span>становила меня Луна. <text:span text:style-name="T22">– </text:span>С чего ты взял, что она в твоём мире?</text:p>
      <text:p text:style-name="P54">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2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text:soft-page-break/>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22">– Ч</text:span>то? Остатки магии? <text:span text:style-name="T22">–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22">– </text:span>Мы проследили её сновидение до магической вспышки. <text:span text:style-name="T22">– п</text:span>одтвердила Луна. Её взгляд сверлил меня, улавливая малейшие изменения мимики. <text:span text:style-name="T22">– </text:span>Сел встречалась во сне с тобой. Ей пришлось потратить все силы на то, чтобы вырвать тебя из лап твоего мира.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22">– </text:span>Теперь ты понимаешь, почему Мы виним тебя в развоплощении сестры?</text:p>
      <text:p text:style-name="P54"><text:span text:style-name="T22">– </text:span>Да. Но послушай… Я не могу рассказать всё. <text:span text:style-name="T22">– </text:span>осторожно, как по горячим углям, начал я. <text:span text:style-name="T22">– </text:span>Это может натворить большую беду.</text:p>
      <text:p text:style-name="P54">Луна пристально взглянула на меня и понимающе склонила голову.</text:p>
      <text:p text:style-name="P54"><text:span text:style-name="T22">– </text:span>Мы знаем, иногда так бывает. Продолжай.</text:p>
      <text:p text:style-name="P54"><text:span text:style-name="T2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22">– </text:span>Да, помним.</text:p>
      <text:p text:style-name="P54"><text:span text:style-name="T2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22">–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22">–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2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22">– </text:span>Ты что-то недоговариваешь. <text:span text:style-name="T22">– </text:span>шепнула Луна почти ласково. <text:span text:style-name="T2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text:soft-page-break/><text:span text:style-name="T22">– …</text:span>а <text:span text:style-name="T22">М</text:span>арк Ботвиний-младший упоминал в «Энциклопедии Арканум» о древнем божестве К<text:span text:style-name="T22">'</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22">– </text:span>Достаточно, Твайлайт. <text:span text:style-name="T22">– </text:span>остановила единорожку Луна. <text:span text:style-name="T2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2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22">– </text:span>Да, это может сработать. <text:span text:style-name="T22">– </text:span>кивнула Луна. <text:span text:style-name="T22">–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22">– </text:span>Разумеется, я помогу вам! <text:span text:style-name="T22">– </text:span>воскликнула Твайлайт с энтузиазмом. <text:span text:style-name="T22">– </text:span>У меня же есть опыт, хоть и не очень удачный.</text:p>
      <text:p text:style-name="P54">Луна сморщила нос при этих словах, но всё же кивнула.</text:p>
      <text:p text:style-name="P54"><text:span text:style-name="T2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22">– </text:span>Я приглашу их. Они не откажутся.</text:p>
      <text:p text:style-name="P54"><text:span text:style-name="T22">– </text:span>Что ж, ещё одной проблемой меньше. Теперь нужно решить, как найти Сел. Кто-то должен отправиться за ней.</text:p>
      <text:p text:style-name="P54"><text:span text:style-name="T22">– </text:span>Это, разумеется, буду я. <text:span text:style-name="T22">– п</text:span>ожал плечами я. <text:span text:style-name="T22">– Р</text:span>азумная пони там и шагу не сделает без того, чтобы не попасть в лабораторию к учёным или военным.</text:p>
      <text:p text:style-name="P54"><text:span text:style-name="T22">– </text:span>А если…</text:p>
      <text:p text:style-name="P54"><text:span text:style-name="T22">– </text:span>А если она прикинется неразумной, <text:span text:style-name="T22">– </text:span>предвосхитил я вопрос единорожки, <text:span text:style-name="T2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22">– </text:span>Остаётся ещё одна проблема. <text:span text:style-name="T22">– </text:span>тихо сказала тёмная аликорница. <text:span text:style-name="T2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22">– </text:span>Я попробую подыскать подходящие заклинания для работы с флорой. <text:span text:style-name="T22">– </text:span>загорелась научным рвением Твайлайт. <text:span text:style-name="T22">–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pan text:style-name="T22">– </text:span>Почему ты так опасаешься гибели Селестии? <text:span text:style-name="T22">– </text:span>наконец спросил я аликорницу. <text:span text:style-name="T22">– </text:span>Ведь вы бессмертны. Рано или поздно твоя сестра вернётся к тебе, как ты вернулась к ней через тысячу лет заточения.</text:p>
      <text:p text:style-name="P54"><text:span text:style-name="T22">– </text:span>Ха! <text:span text:style-name="T22">– </text:span>с горечью отозвалась Луна. <text:span text:style-name="T2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4"><text:span text:style-name="T2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2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22">– </text:span>Почему же ты не смогла найти меня с его помощью?</text:p>
      <text:p text:style-name="P54">Аликорница смутилась.</text:p>
      <text:p text:style-name="P54"><text:span text:style-name="T2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22">– </text:span>Да уж, успех тотальный. <text:span text:style-name="T22">– </text:span>скептически отозвался я, прислушиваясь к звукам уборки. <text:span text:style-name="T22">– </text:span>Я бы и сам к тебе заявился с результатами эксперимента, дай ты мне пару дней времени.</text:p>
      <text:p text:style-name="P54"><text:span text:style-name="T22">– </text:span>Как бы то ни было, <text:span text:style-name="T22">– </text:span>поджала губы Луна, <text:span text:style-name="T22">– </text:span>мы пришли к сотрудничеству. Надеюсь, оно будет плодотворным. Более плодотворным, чем то, что было у тебя с Сел.</text:p>
      <text:p text:style-name="P54">Я присмотрелся к ночной принцессе с подозрением. Что она знает о нас с Селестией?</text:p>
      <text:p text:style-name="P54"><text:span text:style-name="T22">– </text:span>У нас было достаточно плодотворное сотрудничество. <text:span text:style-name="T22">– </text:span>осторожно начал я. <text:span text:style-name="T22">– </text:span>Хотя основную часть работы сделал я, Дэш и Твайлайт.</text:p>
      <text:p text:style-name="P54"><text:span text:style-name="T22">– </text:span>Неудивительно! <text:span text:style-name="T22">– </text:span>фыркнула Луна. <text:span text:style-name="T22">– </text:span>в<text:span text:style-name="T22"> </text:span>этом — вся Сел. Сестра, в отличие от Нас, всегда норовит спихнуть тяжёлую задачу на кого-нибудь другого!</text:p>
      <text:p text:style-name="P54"><text:span text:style-name="T22">– </text:span>А также совместить приятное с полезным. <text:span text:style-name="T22">– </text:span>не удержался я от подколки.</text:p>
      <text:p text:style-name="P48">Луна бросила на меня тяжёлый взгляд.</text:p>
      <text:p text:style-name="P52"><text:span text:style-name="T29">–</text:span> Вот это вряд ли! Сестра охладела к сексу ещё до Нашей ссылки. И, насколько Нам известно, за время Нашего отсутствия её предпочтения в <text:span text:style-name="T22"><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28">–</text:span> Тогда зачем она..?</text:p>
      <text:p text:style-name="P48"><text:span text:style-name="T28">–</text:span> Дала тебе? <text:span text:style-name="T28">–</text:span> цинично завершила мой вопрос Луна. <text:span text:style-name="T2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2"><text:span text:style-name="T29">–</text:span> А другие? Они тоже… давали мне потому, что считали меня последним шансом?</text:p>
      <text:p text:style-name="P52">У аликорницы отвалилась челюсть.</text:p>
      <text:p text:style-name="P52"><text:span text:style-name="T29">–</text:span> Другие? Кто ещё?<text:span text:style-name="T22"> </text:span>С кем ещё у тебя были… отношения?</text:p>
      <text:p text:style-name="P48"><text:span text:style-name="T28">–</text:span> С Рэйнбоу Дэш <text:span text:style-name="T28">–</text:span> ответил я несчастным голосом. <text:span text:style-name="T28">–</text:span> И, может быть, с Пинки.</text:p>
      <text:p text:style-name="P48"><text:span text:style-name="T28">–</text:span> А ты живчик. <text:span text:style-name="T28">–</text:span> удивлённо заметила Луна и нахмурилась.</text:p>
      <text:p text:style-name="P39"><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28">– Что?!! – с недоверием воскликнула Луна. – Сестра никогда не умела лечить. И сейчас не умеет </text:span><text:span text:style-name="T78">—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28">– О небо! Теперь Мы понимаем, почему она так ослабела! Как это в стиле Сестры </text:span><text:span text:style-name="T78">—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28">– Заместительная терапия </text:span><text:span text:style-name="T78">—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28">–</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28">– </text:span><text:span text:style-name="T7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text:span text:style-name="T22">– Анон</text:span>, ты в порядке? <text:span text:style-name="T22">– </text:span>на балкон заглянула Дэш. <text:span text:style-name="T22">–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22">– </text:span>Спасибо, Дэш. Ты настоящий друг.</text:p>
      <text:p text:style-name="P54"><text:span text:style-name="T22">– </text:span>Сначала нам нужно вернуться в Кантерлот. <text:span text:style-name="T22">– п</text:span>рервала нас Луна. <text:span text:style-name="T22">– </text:span>Помимо подготовки к рейду, Нам нужно создать компас. И провести Гранд Галопинг Гала.</text:p>
      <text:p text:style-name="P54">Я удивлённо воззрился на аликорницу. Та сконфузилась.</text:p>
      <text:p text:style-name="P54"><text:span text:style-name="T22">– </text:span>Если отменить праздник, начнутся волнения. <text:span text:style-name="T22">– </text:span>ответила Луна на мой не заданный вопрос. <text:span text:style-name="T2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60"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22">– </text:span>Да што ж такое творится-то! Ни в жисть не поверю, чтоб в Кантерлоте пустые дома были! <text:span text:style-name="T22">– </text:span>заявила Эпплджек. <text:span text:style-name="T22">–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22">– </text:span>Какая жалость, что это всё из-за вампирского мира! <text:span text:style-name="T22">– </text:span>пробормотала Рэрити. <text:span text:style-name="T22">– </text:span>Самое бы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Тук-тук-тук!</text:p>
      <text:p text:style-name="P54"><text:span text:style-name="T22">– Анон</text:span>, ты тут? <text:span text:style-name="T22">–</text:span>Дэш просунула нос в дверь, не дожидаясь отклика. <text:span text:style-name="T22">– </text:span>Ага, вот ты где! Я с тобой!</text:p>
      <text:p text:style-name="P54">Она швырнула перемётные сумки мне на постель и пошла к выходу.</text:p>
      <text:p text:style-name="P54"><text:span text:style-name="T22">– </text:span>Ну, чего застрял? Пошли скорее, а то на хавчик опоздаем! <text:span text:style-name="T22">–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39">…</text:p>
      <text:p text:style-name="P39"/>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22">– </text:span>Располагайтесь. <text:span text:style-name="T22">–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22">–</text:span> всхлипула Дэш.</text:p>
      <text:p text:style-name="P54"><text:span text:style-name="T22">– </text:span>Ну что же вы? Присаживайтесь. <text:span text:style-name="T22">– </text:span>вновь пригласила Луна. <text:span text:style-name="T22">–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22">одной</text:span> подушки.</text:p>
      <text:p text:style-name="P54"><text:span text:style-name="T22">– </text:span>Мы узнали у шеф-повара Сестры о твоих кулинарных предпочтениях. <text:span text:style-name="T22">– у</text:span>лыбнулась мне Луна. <text:span text:style-name="T22">– </text:span>Не в обиду, но ты первый примат-митарианец<text:note text:id="ftn17" text:note-class="footnote"><text:note-citation>17</text:note-citation><text:note-body><text:p text:style-name="P145">Митарианец <text:span text:style-name="T69">– мясоед</text:span></text:p></text:note-body></text:note> на Нашей памяти. Насколько Нам известно, рацион обезьян состоит из фруктов и листьев бамбука.</text:p>
      <text:p text:style-name="P54">Я мило улыбнулся ей в ответ и закинул в рот пучок петрушки.</text:p>
      <text:p text:style-name="P54"><text:span text:style-name="T22">– </text:span>А ты первая на моей памяти лошадь, умеющая магичить.</text:p>
      <text:p text:style-name="P54">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4"><text:soft-page-break/>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настала очередь прятать глаза шестёрке пони. Дэш фейсхуфнула.</text:p>
      <text:p text:style-name="P54"><text:soft-page-break/>– Нам просто необходимо провести это праздник! – отчаянно заявила Луна.<text:span text:style-name="T2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0">***</text:p>
      <text:p text:style-name="P39"/>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text:soft-page-break/>– Селестию тоже.</text:p>
      <text:p text:style-name="P54">– Крутотень!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5"/>
      <text:p text:style-name="P65">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5">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5">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5">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5">До встречи!</text:p>
      <text:p text:style-name="P65"/>
      <text:p text:style-name="P54">– Сел - Сел… Ну почему ты такая… – пробормотал я сквозь слёзы.</text:p>
      <text:p text:style-name="P54"/>
      <text:p text:style-name="P55">***</text:p>
      <text:p text:style-name="P83"/>
      <text:p text:style-name="P54">«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4"><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4">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4">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85">д</text:span>ЕсЬ БЫл <text:span text:style-name="T86">д</text:span>ИскОр<text:span text:style-name="T84">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text:soft-page-break/>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с приторной любезностью приветствовала франта Луна – Как ваше драгоценное здоровье? Как поживает ваш кузён Хавтиноуз?</text:p>
      <text:p text:style-name="P54">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39"/>
      <text:p text:style-name="P55">***</text:p>
      <text:p text:style-name="P54"/>
      <text:p text:style-name="P54"><text:soft-page-break/>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4">Перепрыгивая через две ступеньки я достиг вершины башни.</text:p>
      <text:p text:style-name="P54">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7"></text:span><text:span text:style-name="T88"> сидел, прислонившись к стенке. Оранжевая лампочка по прежнему горела на налобном щит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text:soft-page-break/></text:p>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4">Штурвал заклинило. Бля!!!</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Замок.</text:p>
      <text:p text:style-name="P54">Проклятье, что с замком?!</text:p>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text:soft-page-break/>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89">Зафиксирована опасная ситуация. Сознание пациента </text:span><text:span text:style-name="T90">&lt;</text:span><text:span text:style-name="T89">Селестия</text:span><text:span text:style-name="T90">&gt;</text:span><text:span text:style-name="T89"> не регистрируется. Активируется протокол экстренной эвакуации пациента </text:span><text:span text:style-name="T90">&lt;</text:span><text:span text:style-name="T89">Селестия</text:span><text:span text:style-name="T90">&gt;</text:span><text:span text:style-name="T89"> к супервизору </text:span><text:span text:style-name="T90">&lt;</text:span><text:span text:style-name="T89">Луна</text:span><text:span text:style-name="T90">&gt;</text:span><text:span text:style-name="T89">.</text:span></text:p>
      <text:p text:style-name="P78"/>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text:soft-page-break/>«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Когда последний чек-поинт был пройден, на главном табло мигнула и исчезла цифра «<text:span text:style-name="T42">7.76</text:span>», сменившись на «<text:span text:style-name="T42">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БЛЯ!!!</text:p>
      <text:p text:style-name="P54">Какая тупица закрыла двери?</text:p>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Мнэ-э-э. – в этот момент даже козлиное блеяние было для меня верхом геройства.</text:p>
      <text:p text:style-name="P54">Подымая тучи пыли, с грохотом обрушилась в провал башня Селестии. Луна с отвалившейся челюстью наблюдала за действом в окно.</text:p>
      <text:p text:style-name="P54"><text:soft-page-break/>–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5"/>
      <text:p text:style-name="P54">Скалу ощутимо тряхнуло. Грибной суп выплеснулся из супницы на стол.</text:p>
      <text:p text:style-name="P54">– Конски яблоки! Четвёртый день уж волокут. Могли бы и научиться наконец-то. – проворчала Эпплджек с набитым ртом.</text:p>
      <text:p text:style-name="P54">Мы завтракали на утёсе. Прямо перед нами маячил хвост «Конкордии». Трёхмильный канат соединял гигантский дирижабль с «Громовержцем»<text:span text:style-name="T2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на окраине, у железной дороги.</text:p>
      <text:p text:style-name="P54">– Эй-Джей, гляди, твоя ферма! Я даже Биг Мака вижу. – Дэш указала на ряды деревьев на окраине городка.</text:p>
      <text:p text:style-name="P54">– Агась, она, родимая! – кивнула фермерша. – А это значит, скоро приедем.</text:p>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42">СВЕТОЧ</text:span>».</text:p>
      <text:p text:style-name="P54">– Итак, через день мы достигнем цели.</text:p>
      <text:p text:style-name="P54">Надеюсь, все помнят план действий. Мы высаживаемся группой у входа и…</text:p>
      <text:p text:style-name="P54">– Эмм… Прячемся?</text:p>
      <text:p text:style-name="P54"><text:soft-page-break/>– Дерёмся с пландерсидами?</text:p>
      <text:p text:style-name="P54">– Создаём магический щит?</text:p>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Я продемонстрировал ночной принцессе шкатулку с беспорядочно мечущейся стрелкой.</text:p>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Дэш подняла копыто.</text:p>
      <text:p text:style-name="P54">– Если я правильно врубилась, нам надо навести шороху в болоте при посадке? Чтоб ничего не дёргалось? Это для меня — фигня! Было б о чём говорить.</text:p>
      <text:p text:style-name="P54">Все, включая меня, вытаращились на пегаску с великим удивлением. Дискорд покрутил когтем у виска.</text:p>
      <text:p text:style-name="P54">– Я могу влупить по болоту радужным ударом. – объяснила пегаска. – Ручаюсь, после этого пландерсидам будет не до нас.</text:p>
      <text:p text:style-name="P54">Твайлайт внезапно закивала головой и зашептала на ухо Луне. Аликорница задумалась.</text:p>
      <text:p text:style-name="P54"><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4">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22">, </text:span>отправилось в мусорную корзину.</text:p>
      <text:p text:style-name="P54">–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4">Луна с шумом захлопнула справочник.</text:p>
      <text:p text:style-name="P54">–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Дискорд устроился поудобнее и демонстративно поправил бейсболку со «<text:span text:style-name="T42">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
      <text:p text:style-name="P39"><text:span text:style-name="T1">«</text:span><text:span text:style-name="T14">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78">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78">— одичавшие пони паслись по близлежащим полям.</text:span></text:p>
      <text:p text:style-name="P54">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54">–</text:span><text:span text:style-name="T44"> Ну хорошо, а кто вами правит? Аликорн? Драконикус? Какой-нибудь человек с рогом во лбу? Или у вас нет правителя?</text:span></text:p>
      <text:p text:style-name="P33"><text:span text:style-name="T22">–</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80">трид</text:span><text:span text:style-name="T1">цать лет, если его сменят через </text:span><text:span text:style-name="T80">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Анон?</text:p>
      <text:p text:style-name="P54">– Да?</text:p>
      <text:p text:style-name="P54"><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Розовая пони уселась на круп, копытами оттянула веки и высунула язык, сотворив совершенно безумную мордаху.</text:p>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text:soft-page-break/>– Тебе не стоит печалиться, человек. Твайлайт Спаркл права: дружба — не та вещь, которую можно взвешивать на весах.</text:p>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4"><text:span text:style-name="T22">~~~ </text:span>Человек Анонимус Терранский <text:span text:style-name="T22">~~~</text:span></text:p>
      <text:p text:style-name="P74">Паспорт гражданина Эквестрии</text:p>
      <text:p text:style-name="P73">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3">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text:soft-page-break/>–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69">–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50">***</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text:soft-page-break/>–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50">***</text:p>
      <text:p text:style-name="P26"/>
      <text:p text:style-name="P35"><text:span text:style-name="T1">«Королева Лорен» жалобно потрескивала, опираясь </text:span><text:span text:style-name="T80">задней осью </text:span><text:span text:style-name="T1">на табуретку. Я прилаживал ей новое колесо взамен <text:s/>утраченного. </text:span><text:span text:style-name="T80">Ещ</text:span><text:span text:style-name="T1">ё</text:span><text:span text:style-name="T80"> </text:span><text:span text:style-name="T1">немного, и будет как новенькая! В дворцовом гараже среди кучи хлама таки нашлось лопнувшее колесо, которое </text:span><text:span text:style-name="T80">мне удалось</text:span><text:span text:style-name="T1"> отремонтировать — о</text:span><text:span text:style-name="T80">бучение у</text:span><text:span text:style-name="T1"> Норфа не </text:span><text:span text:style-name="T80">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80">на </text:span><text:span text:style-name="T1">корпус</text:span><text:span text:style-name="T80">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80">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80">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text:soft-page-break/>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80">о всём мире остались только м</text:span>ы<text:span text:style-name="T80">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text:soft-page-break/>Всё что я могу — нести тебя в колеснице по облакам навстречу солнцу.</text:p>
      <text:p text:style-name="P95"/>
      <text:p text:style-name="P48">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это фига? У тебя глюки, Анон?</text:p>
      <text:p text:style-name="P52">Её наигранная весёлость только утвердила меня в своей правоте. Я осторожно снял с Дэш громадные противосолнечные очки.</text:p>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text:s/>Вырвав у меня очки из рук, пегаска развернулась на одном копыте и улетела. Я покачал головой.</text:p>
      <text:p text:style-name="P54"/>
      <text:h text:style-name="Heading_20_2" text:outline-level="2"><text:soft-page-break/>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4">Предупреждая зарождающуюся панику, аликорница подняла копыто.</text:p>
      <text:p text:style-name="P54">–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4">Аликорница подошла к нам и замерла в ожидании. Тяжёлое чувство накрыло меня.</text:p>
      <text:p text:style-name="P54">– Вижу! – наконец, нарушила молчание Пинки. Она оторвалась от подзорной трубы и указала вдаль.</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Я снова пригнулся к подзорной трубе и начал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дери, как???</text:p>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5">Манипула <text:span text:style-name="T69">– военное подразделение в 200 солдат</text:span></text:p></text:note-body></text:note> пегасов дворцовой стражи и звено Вондерболтов.</text:p>
      <text:p text:style-name="P54"><text:soft-page-break/></text:p>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42">СВЕТОЧЕМ</text:span>» на всех трёх полях одновременно.</text:p>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Рэйнбоу Дэш, твой выход. – обратилась к пегаске Луна. – А также Наш. И да пребудет с нами удача!</text:p>
      <text:p text:style-name="P54">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4">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Луна, убедившись, что с пегаской всё в порядке, подошла ко мне, подволакивая ногу.</text:p>
      <text:p text:style-name="P54">–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 Оставить! – <text:span text:style-name="T80">при</text:span>казала Луна ринувшимся было ей на помощь стражникам. – До завершения задачи Мы не обращаем внимания на пустяки.</text:p>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Мы с Элементами <text:span text:style-name="T80">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7">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0">~~~~~</text:p>
      <text:p text:style-name="P40"/>
      <text:p text:style-name="P54"><text:soft-page-break/>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Что за..? О НЕБО!!!</text:p>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4">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4">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4">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4">Рэйнбоу Дэш что-то шепчет на ухо аликорнице, та кивает ей в согласии. Пегаска стрелой взмывает с колесницы.</text:p>
      <text:p text:style-name="P54">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text:soft-page-break/>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Захваченный «Громовержец» проплывает мимо нас, увлекаемый кракеном в бездну.</text:p>
      <text:p text:style-name="P54"/>
      <text:p text:style-name="P54">– <text:span text:style-name="T42">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Берегись!!!</text:p>
      <text:p text:style-name="P54">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4"/>
      <text:p text:style-name="P40">~~~~~</text:p>
      <text:p text:style-name="P40"/>
      <text:p text:style-name="P54">…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80">конвульсивно</text:span> сокращаясь.</text:p>
      <text:p text:style-name="P54">Я принимаю вертикальное положение. Вокруг меня осыпавшиеся замшелые стены без крыши и… Дэш.</text:p>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text:soft-page-break/>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span text:style-name="T80">А ч</text:span>то случилось с кракеном?</text:p>
      <text:p text:style-name="P54">– Он провалился в <text:span text:style-name="T80">П</text:span>ровал. – отвечает пегаска и смотрит на извивающийся остаток щупальца на скале. – По-крайней мере, большая его часть.</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Пегаска чешет копытом в затылке.</text:p>
      <text:p text:style-name="P54">– Могу, конечно. Но пока я сюда спускалась, меня трижды чуть не сбили.</text:p>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Прекрасно! Просто прекрасно!</text:p>
      <text:p text:style-name="P54">Я спускаюсь вниз, сажусь на обломок стены и обхватываю голову руками.</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Анон… – касается крылом моего плеча Дэш. – Не время груст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4">–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text:soft-page-break/>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Мы спускаемся в темноту древнего хода. Триста метров. Каких-то грёбанных триста метров!</text:p>
      <text:p text:style-name="P54"/>
      <text:p text:style-name="P54">…</text:p>
      <text:p text:style-name="P54"/>
      <text:p text:style-name="P54">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1"><text:span text:style-name="T48">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oft-page-break/><text:span text:style-name="T1">жёлтые глаза-тарелки, <text:s/>уставившиеся на нас посреди шевелящегося ореола щупалец, не оставляют сомнения </text:span><text:span text:style-name="T48">—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text:soft-page-break/>–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4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22">!</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text:soft-page-break/>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22">света</text:span>. В последние мгновения толкающая меня сила пропадает, я лечу к выходу по инерции. В движении я изворачиваюсь и гляжу назад.</text:p>
      <text:p text:style-name="P54">Там лишь тающая в темноте радуга.</text:p>
      <text:p text:style-name="P48"/>
      <text:h text:style-name="Heading_20_2" text:outline-level="2">2<text:span text:style-name="T1">6</text:span>. <text:span text:style-name="T1">Терра</text:span></text:h>
      <text:h text:style-name="P161" text:outline-level="3">Воскресенье</text:h>
      <text:p text:style-name="P48"/>
      <text:p text:style-name="P1">Невесомость, удар, чувство веса. Я открываю глаза.</text:p>
      <text:p text:style-name="P1">Крыша <text:span text:style-name="T45">высотки</text:span><text:span text:style-name="T44"> </text:span>тускло отсвечивает в свете звёзд. <text:span text:style-name="T44">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22">-</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50">***</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6">— феерия эмоций переполняла меня во время пребывания в ярком нескладном мире, что остался позади. </text:span><text:span text:style-name="T49">Я тогда как будто вынырнул из трясины и начал дышать, ощущая каждой своей клеточкой полную гамму чувств и оттенков жизни. Но у</text:span><text:span text:style-name="T46">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text:soft-page-break/>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69">Невозможно поверить, но два месяца</text:span><text:span text:style-name="T33"> </text:span><text:span text:style-name="T6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77">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text:soft-page-break/>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кое-что осталось. – пробурчал он.</text:p>
      <text:p text:style-name="P58">– Ну так и зачем её тратить на ерунду? – возразил я.</text:p>
      <text:p text:style-name="P58">–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9">***</text:p>
      <text:p text:style-name="P58"/>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8">Бип-бип-бип!</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Бип-бип-бип!</text:p>
      <text:p text:style-name="P54"/>
      <text:h text:style-name="Heading_20_3" text:outline-level="3"><text:soft-page-break/>Понедельник</text:h>
      <text:p text:style-name="P54"/>
      <text:p text:style-name="P1">Административная консоль приветственно мигнула зелёным шрифтом. Я поправил микрофон.</text:p>
      <text:p text:style-name="P1"><text:span text:style-name="T48">– </text:span>Привет, Нэш. Это Анон.</text:p>
      <text:p text:style-name="P1"><text:span text:style-name="T48">–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80">кликнул по ним правой кнопкой </text:span><text:span text:style-name="T1">мыши</text:span><text:span text:style-name="T80"> и </text:span><text:span text:style-name="T1">выбрал</text:span><text:span text:style-name="T80">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44">Сейчас уже нельзя ничего изменить и придётся ему довер</text:span><text:span text:style-name="T45">иться</text:span><text:span text:style-name="T4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45">—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7">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7">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7">– Я отлучусь на пару деньков… Не скучайте тут без меня. Ждите дома. Вернусь с Сахарной Ваткой в обнимку — верь мне! Бу-га-га!</text:p>
      <text:p text:style-name="P67">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12">— притащите в Эквестрию клона. Не то, чтобы я был против — это будет даже забавно. Но недолго, ха-ха! Недели две, не больше.</text:span><text:span text:style-name="T41">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7">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6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44">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22">– Пожалуйста, </text:span>Анон<text:span text:style-name="T22">…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22">–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44">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text:soft-page-break/>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22">–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44">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44">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soft-page-break/>…</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44">“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4">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8">***</text:p>
      <text:p text:style-name="P67"/>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text:soft-page-break/>Nash AI <text:span text:style-name="T22">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42">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76">—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22">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22">Знаешь, я передумала: мы можем встретиться у тебя вечером, если ты не против. Только ни слова о</text:span>б<text:span text:style-name="T22"> М</text:span>ЛП<text:span text:style-name="T22">,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44">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1">– Ты его уничтожила?</text:p>
      <text:p text:style-name="P51">–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49"/>
      <text:p text:style-name="P51">…</text:p>
      <text:p text:style-name="P51"><text:soft-page-break/></text:p>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Флатти! – я кинулся к девушке, скорчившейся на полу.</text:p>
      <text:p text:style-name="P51"><text:soft-page-break/>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44">—</text:span> что может держать закоренелого обеспеченного холостяка дома, кроме работы? <text:span text:style-name="T44">—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44">—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44">—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63">— после встречи на лестнице со смайлолицым у меня развилась мания преследования.</text:span></text:p>
      <text:p text:style-name="P104"><text:span text:style-name="T22">– Анон…</text:span><text:span text:style-name="T1"> Тут окно разбито… И верёвка висит. – пискнула Флаттершай из кухни.</text:span></text:p>
      <text:p text:style-name="P102"><text:span text:style-name="T22">– </text:span><text:span text:style-name="T1">Оставь, Флатти, не сейчас! – отмахнулся я.</text:span></text:p>
      <text:p text:style-name="P103">Эпплджек стояла посреди комнаты и оглядывалась.</text:p>
      <text:p text:style-name="P113"><text:soft-page-break/>–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48">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8">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22">Я устало улыбнулся аликорнице </text:span>и осторожно закрыл ноутбук, переводя его в спящий режим<text:span text:style-name="T22">. Пусть о</text:span>битает в собственной фантазии<text:span text:style-name="T22"> </text:span>— нет смысла препираться с ней сейчас. Счастье уже в том, что она уцелела хотя бы в таком виде.</text:p>
      <text:p text:style-name="P103"><text:span text:style-name="T22">– </text:span>Да-да, забери её отсюда поскорее! <text:span text:style-name="T2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22">– </text:span>А я так хотел продемонстрировать ей класс езды на моноцикле!<text:span text:style-name="T22"> – пожаловался д</text:span>раконикус, ткнув пальцем в лежащий рядом гироскутер<text:span text:style-name="T22">. – Но разве Сахарная Ватка ценит настоящее искусство?</text:span></text:p>
      <text:p text:style-name="P113"/>
      <text:h text:style-name="P159" text:outline-level="2">2<text:span text:style-name="T1">9</text:span>. Отбытие</text:h>
      <text:p text:style-name="P116"/>
      <text:p text:style-name="P103"><text:span text:style-name="T22">–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3"><text:span text:style-name="T22">–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22">– А что? – невинно захлопал глазами драконикус. – Я, между прочим, </text:span>намного раньше тебя <text:span text:style-name="T22">понял, где </text:span>искать<text:span text:style-name="T22"> Солнцезад</text:span>ую<text:span text:style-name="T22">. Ещё у тебя на работе. Признаюсь честно, я был худшего мнения о тебе, Проводник. Не думал, что ты догадаешься. Но ты всё-таки нашёл </text:span>Сахарную <text:span text:style-name="T22">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soft-page-break/>…</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14">— </text:span><text:span text:style-name="T13">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3"><text:span text:style-name="T22">– Слушай меня внимательно, </text:span>засранец — <text:span text:style-name="T2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text:soft-page-break/>Я повернулся к выходу. Флаттершай проскочила у меня под локтём и кинулась к драконикусу.</text:p>
      <text:p text:style-name="P123"/>
      <text:p text:style-name="P123"><text:span text:style-name="T22">– Нет! Дискорд </text:span>— не убийца!!!</text:p>
      <text:p text:style-name="P123">С необычной для неё силой Флаттершай вытащила кляп изо рта драконикуса.</text:p>
      <text:p text:style-name="P123"><text:span text:style-name="T22">– </text:span>ДА ТЫ СОВСЕМ БАНАНУЛСЯ, ПРОВОДНИЧЁК!!! ВЫ ВСЕ <text:span text:style-name="T22">ИДИОТЫ </text:span>(все, кроме Флаттершай)<text:span text:style-name="T22">!!! – заорал Дискорд моментально. – <text:s/>Е</text:span>сли я убийца, то ты — жрёшь пони на завтрак, обед и полдник! Дебилы!! Т<text:span text:style-name="T22">рон Эквестрии </text:span>мне <text:span text:style-name="T22">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22">– Р</text:span>ассказывай.</text:p>
      <text:p text:style-name="P123">Дискорд немного успокоился.</text:p>
      <text:p text:style-name="P123"><text:s/><text:span text:style-name="T22">– </text:span>Вообще-то, от тебя следовало бы избавиться, Проводник. Не знаю, что ты там разведал в Великом<text:span text:style-name="T44"> Откровении</text:span>, но чувствую, что твоё знание может погубить Эквестрию. Но к<text:span text:style-name="T22">ак, интересно, я получу без </text:span>тебя<text:span text:style-name="T22"> приз из… копыт Луны?!! </text:span>Хмурая <text:span text:style-name="T22">Метёлка отправила меня проследить, чтоб ты вернулся обратно. </text:span>Так что е<text:span text:style-name="T22">сли бы вы сюда не заявились, через пять минут я отправился бы за вами сам!</text:span></text:p>
      <text:p text:style-name="P123"><text:span text:style-name="T22">–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2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44">словно кот с мышью</text:span>?</text:p>
      <text:p text:style-name="P123"><text:span text:style-name="T22">– </text:span>Анон! <text:span text:style-name="T22">– </text:span>крикнула Эпплджек из прихожей. <text:span text:style-name="T22">–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44">–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44">–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text:soft-page-break/>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44">двадцативосьмиэтажной</text:span><text:span text:style-name="T40">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80">А если не </text:span>выдержит<text:span text:style-name="T80">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44">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text:soft-page-break/>–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44">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22">– Д</text:span>искорд Эйрлайнс приветствует на борту! Температура воздуха пять градусов! Высота<text:span text:style-name="T44"> сто пять</text:span><text:span text:style-name="T40">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22">–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22">– </text:span>Ю-ху-у-у!!!</text:p>
      <text:p text:style-name="P12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44">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text:soft-page-break/></text:p>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2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22">– Т</text:span>ы что за хрен вообще? <text:span text:style-name="T22">– наконец сподобился я на членораздельную речь.</text:span></text:p>
      <text:p text:style-name="P48">Зверь смутился.</text:p>
      <text:p text:style-name="P48"><text:span text:style-name="T22">–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22">С кончика малого рога Анакорна сорвалась молния и под ним материализовался </text:span>зелёный <text:span text:style-name="T2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8"><text:span text:style-name="T22">– Итак, рассказывай, каким ветром тебя сюда занесло. – д</text:span>емиург<text:span text:style-name="T22"> почесал нос. – У меня такое чувство, </text:span>будто<text:span text:style-name="T2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7">.</text:span></text:p>
      <text:p text:style-name="P35"/>
      <text:p text:style-name="P64">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text:soft-page-break/></text:p>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2"><text:span text:style-name="T2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2"><text:span text:style-name="T22">– Если я расскажу тебе н</text:span>астоящую<text:span text:style-name="T22"> причину </text:span>— ты исчезнешь! <text:span text:style-name="T22">– угрюмо заявил я.</text:span></text:p>
      <text:p text:style-name="P35">Морда Анакорна осветилась радостным озарением.</text:p>
      <text:p text:style-name="P35"/>
      <text:p text:style-name="P52"><text:span text:style-name="T22">– </text:span><text:span text:style-name="T91">Я ПОНЯЛ, КТО ТЫ!!! КАК </text:span><text:span text:style-name="T92">ЖЕ </text:span><text:span text:style-name="T9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2"><text:span text:style-name="T22">–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22">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13">— та ещё задачка!</text:span></text:p>
      <text:p text:style-name="P52"/>
      <text:p text:style-name="P52"><text:span text:style-name="T22">– Ну… Я не идиот… я видел, что происходит за Чёрным </text:span>э<text:span text:style-name="T22">краном…</text:span></text:p>
      <text:p text:style-name="P52">Я глубоко вздохнул, как перед прыжком в воду.</text:p>
      <text:p text:style-name="P52"/>
      <text:p text:style-name="P52"><text:span text:style-name="T22">– </text:span><text:span text:style-name="T39">Нет никакого мира-вампира. Мир людей не виноват. </text:span><text:span text:style-name="T25">Эквестрия загибается потому, что она </text:span><text:span text:style-name="T39">—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39">существовать, что они — лишь плод фантазии брони! Когда они узнают об этом, магия, поддерживающая их существование, рассеивается.</text:span></text:p>
      <text:p text:style-name="P52"/>
      <text:p text:style-name="P52">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22">Анакорн </text:span>встал с пуфика<text:span text:style-name="T22"> </text:span>и стал прохаживаться рядом со столом<text:span text:style-name="T22">. </text:span>Перед ним в качестве импровизированной указки плыл в пространстве карандаш.<text:span text:style-name="T22"> На стол</text:span>е раскинулась<text:span text:style-name="T22"> </text:span>голографическая карта Эквуса<text:span text:style-name="T22">. Игрушечные горные пики утопали в крохотных облаках, белые шапки ледников икрились </text:span>на<text:span text:style-name="T22"> полюсах, спокойная гладь </text:span>омывающих <text:span text:style-name="T22">океан</text:span>ов<text:span text:style-name="T22"> переливалась всеми оттенками синего.</text:span></text:p>
      <text:p text:style-name="P38"/>
      <text:p text:style-name="P3"><text:span text:style-name="T6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57">–</text:span><text:span text:style-name="T62"> Анакорн подавил короткий смешок. </text:span><text:span text:style-name="T5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62">– </text:span><text:span text:style-name="T44">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7"/>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3"><text:soft-page-break/>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6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44">. Ко мне наконец-то пришло понимание ситуации.</text:span></text:p>
      <text:p text:style-name="P108"><text:soft-page-break/>–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62">– К сожалению, не </text:span><text:span text:style-name="T67">получится</text:span><text:span text:style-name="T6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6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6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6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6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6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22">.</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oft-page-break/><text:span text:style-name="T62">–</text:span><text:span text:style-name="T44"> На самом деле помочь мне достаточно легко. Видишь ли, залатать дыры конструкции Эквуса можно «наложив» на них правдоподобное </text:span><text:span text:style-name="T62">— иначе говоря, жизнеспособное —</text:span><text:span text:style-name="T44"> объяснение и направив на это объяснение подпитывающую энергию адептов. В мире людей даже есть шуточная награда, учреждённая </text:span><text:span text:style-name="T54">Marvel Comics </text:span><text:span text:style-name="T44">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54">Marvel</text:span><text:span text:style-name="T44">.</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скептически хмыкнул.</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44">– Ты уже устранил крупнейший дефект Эквестрии </text:span><text:span text:style-name="T62">— манипуляции светилом. Аналогично решаются и остальные проблемы</text:span><text:span text:style-name="T44">.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62">— вещь живучая</text:span><text:span text:style-name="T44">.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62">–</text:span><text:span text:style-name="T44"> А кьютимарки? Как, разрази меня квазар, объяснить кьютимарки? </text:span><text:span text:style-name="T6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6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75">—</text:span><text:span text:style-name="T69"> точнее, дерево схожих миров Эквуса </text:span><text:span text:style-name="T75">—</text:span><text:span text:style-name="T69"> создали брони. Разумеется, стержнем им послужил именно сериал, но каждый фанфик </text:span><text:span text:style-name="T75">—</text:span><text:span text:style-name="T6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69">– Наконец-то я вижу свет в конце тоннеля! Как это не пришло мне в голову! Ты всё отлично увязал! Всё сходится! Более того </text:span><text:span text:style-name="T75">—</text:span><text:span text:style-name="T69"> Анакорн заговорщически подмигнул мне </text:span><text:span text:style-name="T75">—</text:span><text:span text:style-name="T6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75">— и первой реальной историей в Объединённом Континууме Эквуса</text:span><text:span text:style-name="T69">!</text:span></text:p>
      <text:p text:style-name="P109"/>
      <text:p text:style-name="P109">Я подозрительно посмотрел на Анакорна.</text:p>
      <text:p text:style-name="P109"/>
      <text:p text:style-name="P108"><text:span text:style-name="T29">– </text:span><text:span text:style-name="T69">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29">– </text:span><text:span text:style-name="T6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text:soft-page-break/>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22">–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22">– </text:span>Пиши, как есть. <text:span text:style-name="T22">– </text:span>развёл копытами Анакорн. <text:span text:style-name="T22">– </text:span>Авось сгодится. Я писать точно не буду <text:span text:style-name="T75">—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2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2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text:soft-page-break/>–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22">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text:soft-page-break/>–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42">— </text:span>тебя никогда и не будет! Каково это <text:span text:style-name="T42">— </text:span><text:span text:style-name="T77">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text:soft-page-break/>–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3"/>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text:soft-page-break/>–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48">–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44">Хочу, чтобы ты </text:span><text:span text:style-name="T45">делал мне почесушки</text:span><text:span text:style-name="T44">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22">– Вот д</text:span>искорд!.. Почему всё так паршиво?.. Я даже не могу уткнуться носом тебе в грудь. Я прохожу сквозь тебя, <text:span text:style-name="T22">–</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2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4"/>
      <text:h text:style-name="Heading_20_2" text:outline-level="2">Эпилог. Земля</text:h>
      <text:p text:style-name="P115"/>
      <text:p text:style-name="P121">Звон будильника чуть не проломил башку. Я открыл глаза. </text:p>
      <text:p text:style-name="P121"><text:soft-page-break/></text:p>
      <text:p text:style-name="P122"><text:span text:style-name="T1">Бляяяяяяя… Голова чугунная… Вот на кой хрен ложиться в </text:span><text:span text:style-name="T22">два</text:span><text:span text:style-name="T1">, чтоб потом спать до одиннадцати и ни хрена не выспаться при этом?</text:span> На работу опять к часу<text:span text:style-name="T22"> приползу</text:span>. Надоело. <text:span text:style-name="T1">Закисать на работе — вредно для мозгов.</text:span> Надо отдохнуть. <text:span text:style-name="T22">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31T19:09:49.862366472</dc:date>
    <meta:editing-duration>P151DT2H46M24S</meta:editing-duration>
    <meta:editing-cycles>9571</meta:editing-cycles>
    <meta:generator>LibreOffice/5.1.6.2$Linux_X86_64 LibreOffice_project/10m0$Build-2</meta:generator>
    <meta:printed-by>макс </meta:printed-by>
    <meta:print-date>2017-08-23T21:51:29.95</meta:print-date>
    <meta:document-statistic meta:table-count="0" meta:image-count="0" meta:object-count="0" meta:page-count="243" meta:paragraph-count="4811" meta:word-count="102302" meta:character-count="677920" meta:non-whitespace-character-count="575922"/>
  </office:meta>
</office:document-meta>
</file>